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6A6A6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00FF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FF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FF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0000F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0000"/>
    </style:style>
    <style:style style:name="ce17" style:family="table-cell" style:parent-style-name="Default" style:data-style-name="N0">
      <style:table-cell-properties fo:border="thin solid #000000" fo:background-color="#0000FF"/>
    </style:style>
    <style:style style:name="ce18" style:family="table-cell" style:parent-style-name="Default" style:data-style-name="N0">
      <style:table-cell-properties fo:border="thin solid #000000" fo:background-color="#FFFF00"/>
    </style:style>
    <style:style style:name="ce19" style:family="table-cell" style:parent-style-name="Default" style:data-style-name="N0">
      <style:table-cell-properties fo:border="thin solid #000000" fo:background-color="#00FF00"/>
    </style:style>
    <style:style style:name="ce20" style:family="table-cell" style:parent-style-name="Default" style:data-style-name="N0">
      <style:table-cell-properties fo:border="thin solid #000000" fo:background-color="#00FFFF"/>
    </style:style>
    <style:style style:name="ce21" style:family="table-cell" style:parent-style-name="Default" style:data-style-name="N0">
      <style:table-cell-properties fo:border="thin solid #000000" fo:background-color="#FF00FF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0000FF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FF00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8" style:family="table-cell" style:parent-style-name="Default" style:data-style-name="N0">
      <style:table-cell-properties fo:border="thin solid #000000" fo:background-color="#00FF00"/>
      <style:text-properties fo:color="#00FF00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00FF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3" style:family="table-cell" style:parent-style-name="Default" style:data-style-name="N0">
      <style:table-cell-properties fo:border="thin solid #000000" fo:background-color="#A5A5A5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5A5A5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800000"/>
    </style:style>
    <style:style style:name="ce37" style:family="table-cell" style:parent-style-name="Default" style:data-style-name="N0">
      <style:table-cell-properties fo:border="thin solid #000000" fo:background-color="#800000"/>
    </style:style>
    <style:style style:name="ce38" style:family="table-cell" style:parent-style-name="Default" style:data-style-name="N0">
      <style:table-cell-properties fo:background-color="#FFFF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fo:background-color="#0000FF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fo:background-color="#0000FF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0000FF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00FF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FF00FF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fo:background-color="#FF00FF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54" style:family="table-cell" style:parent-style-name="Default" style:data-style-name="N0">
      <style:table-cell-properties fo:background-color="#000000"/>
    </style:style>
    <style:style style:name="ce55" style:family="table-cell" style:parent-style-name="Default" style:data-style-name="N0">
      <style:table-cell-properties fo:background-color="#FF0000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59" style:family="table-cell" style:parent-style-name="Default" style:data-style-name="N0">
      <style:table-cell-properties fo:background-color="#0000FF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fo:background-color="#0000FF"/>
    </style:style>
    <style:style style:name="ce62" style:family="table-cell" style:parent-style-name="Default" style:data-style-name="N0">
      <style:table-cell-properties fo:background-color="#FF00FF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#FF00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fo:background-color="#FF00FF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 fo:background-color="#0000FF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fo:background-color="#0000FF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fo:background-color="#0000FF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fo:background-color="#FF00FF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fo:background-color="#FF00FF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#FF00FF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8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84" style:family="table-cell" style:parent-style-name="Default" style:data-style-name="N0">
      <style:table-cell-properties fo:border-top="thin solid #000000" fo:border-bottom="none" fo:border-left="none" fo:border-right="thin solid #000000" fo:background-color="#00FF00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fo:background-color="#00FF00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fo:background-color="#00FFFF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fo:background-color="#00FFFF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92" style:family="table-cell" style:parent-style-name="Default" style:data-style-name="N0">
      <style:table-cell-properties fo:background-color="#00FF00"/>
    </style:style>
    <style:style style:name="ce93" style:family="table-cell" style:parent-style-name="Default" style:data-style-name="N0">
      <style:table-cell-properties fo:border-top="none" fo:border-bottom="none" fo:border-left="none" fo:border-right="thin solid #000000" fo:background-color="#00FF00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fo:background-color="#00FF00"/>
    </style:style>
    <style:style style:name="ce95" style:family="table-cell" style:parent-style-name="Default" style:data-style-name="N0">
      <style:table-cell-properties fo:background-color="#00FFFF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fo:background-color="#00FFFF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fo:background-color="#00FFFF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fo:background-color="#00FF00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fo:background-color="#00FF00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fo:background-color="#00FF00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fo:background-color="#00FFFF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fo:background-color="#00FFFF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fo:background-color="#00FFFF"/>
    </style:style>
    <style:style style:name="ce104" style:family="table-cell" style:parent-style-name="Default" style:data-style-name="N0">
      <style:table-cell-properties fo:border-top="2pt solid #000000" fo:border-bottom="none" fo:border-left="2pt solid #000000" fo:border-right="none" fo:background-color="#FF0000"/>
    </style:style>
    <style:style style:name="ce105" style:family="table-cell" style:parent-style-name="Default" style:data-style-name="N0">
      <style:table-cell-properties fo:border-top="2pt solid #000000" fo:border-bottom="none" fo:border-left="none" fo:border-right="none" fo:background-color="#FF0000"/>
    </style:style>
    <style:style style:name="ce106" style:family="table-cell" style:parent-style-name="Default" style:data-style-name="N0">
      <style:table-cell-properties fo:border-top="2pt solid #000000" fo:border-bottom="none" fo:border-left="thin solid #000000" fo:border-right="none" fo:background-color="#FF0000"/>
    </style:style>
    <style:style style:name="ce107" style:family="table-cell" style:parent-style-name="Default" style:data-style-name="N0">
      <style:table-cell-properties fo:border-top="2pt solid #000000" fo:border-bottom="none" fo:border-left="none" fo:border-right="thin solid #000000" fo:background-color="#FF0000"/>
    </style:style>
    <style:style style:name="ce108" style:family="table-cell" style:parent-style-name="Default" style:data-style-name="N0">
      <style:table-cell-properties fo:border-top="2pt solid #000000" fo:border-bottom="none" fo:border-left="none" fo:border-right="2pt solid #000000" fo:background-color="#FF0000"/>
    </style:style>
    <style:style style:name="ce109" style:family="table-cell" style:parent-style-name="Default" style:data-style-name="N0">
      <style:table-cell-properties fo:border-top="none" fo:border-bottom="none" fo:border-left="2pt solid #000000" fo:border-right="none" fo:background-color="#000000"/>
    </style:style>
    <style:style style:name="ce110" style:family="table-cell" style:parent-style-name="Default" style:data-style-name="N0">
      <style:table-cell-properties fo:border-top="none" fo:border-bottom="none" fo:border-left="none" fo:border-right="2pt solid #000000" fo:background-color="#000000"/>
    </style:style>
    <style:style style:name="ce111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112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113" style:family="table-cell" style:parent-style-name="Default" style:data-style-name="N0">
      <style:table-cell-properties fo:border-top="thin solid #000000" fo:border-bottom="none" fo:border-left="2pt solid #000000" fo:border-right="none" fo:background-color="#FF0000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none" fo:background-color="#A5A5A5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fo:background-color="#A5A5A5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thin solid #000000" fo:background-color="#A5A5A5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2pt solid #000000" fo:background-color="#000000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fo:background-color="#A5A5A5"/>
    </style:style>
    <style:style style:name="ce119" style:family="table-cell" style:parent-style-name="Default" style:data-style-name="N0">
      <style:table-cell-properties fo:background-color="#A5A5A5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fo:background-color="#A5A5A5"/>
    </style:style>
    <style:style style:name="ce121" style:family="table-cell" style:parent-style-name="Default" style:data-style-name="N0">
      <style:table-cell-properties fo:border-top="none" fo:border-bottom="thin solid #000000" fo:border-left="2pt solid #000000" fo:border-right="none" fo:background-color="#FF0000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none" fo:background-color="#A5A5A5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#A5A5A5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thin solid #000000" fo:background-color="#A5A5A5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2pt solid #000000" fo:background-color="#000000"/>
    </style:style>
    <style:style style:name="ce126" style:family="table-cell" style:parent-style-name="Default" style:data-style-name="N0">
      <style:table-cell-properties fo:border-top="none" fo:border-bottom="none" fo:border-left="none" fo:border-right="2pt solid #000000" fo:background-color="#A5A5A5"/>
    </style:style>
    <style:style style:name="ce127" style:family="table-cell" style:parent-style-name="Default" style:data-style-name="N0">
      <style:table-cell-properties fo:background-color="#FF0000"/>
      <style:text-properties fo:color="#C9211E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fo:background-color="#800000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none" fo:background-color="#800000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thin solid #000000" fo:background-color="#800000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fo:background-color="#800000"/>
    </style:style>
    <style:style style:name="ce132" style:family="table-cell" style:parent-style-name="Default" style:data-style-name="N0">
      <style:table-cell-properties fo:background-color="#800000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fo:background-color="#800000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35" style:family="table-cell" style:parent-style-name="Default" style:data-style-name="N0">
      <style:table-cell-properties fo:border-top="thin solid #000000" fo:border-bottom="none" fo:border-left="thin solid #000000" fo:border-right="none" fo:background-color="#000000"/>
      <style:text-properties fo:color="#FFFFFF"/>
    </style:style>
    <style:style style:name="ce136" style:family="table-cell" style:parent-style-name="Default" style:data-style-name="N0">
      <style:table-cell-properties fo:border-top="thin solid #000000" fo:border-bottom="none" fo:border-left="2pt solid #000000" fo:border-right="none" fo:background-color="#000000"/>
      <style:text-properties fo:color="#FFFFFF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FFFFFF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C9211E"/>
    </style:style>
    <style:style style:name="ce139" style:family="table-cell" style:parent-style-name="Default" style:data-style-name="N0">
      <style:table-cell-properties fo:background-color="#000000"/>
      <style:text-properties fo:color="#C9211E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none" fo:background-color="#800000"/>
      <style:text-properties fo:color="#FFFFFF"/>
    </style:style>
    <style:style style:name="ce141" style:family="table-cell" style:parent-style-name="Default" style:data-style-name="N0">
      <style:table-cell-properties fo:border-top="thin solid #000000" fo:border-bottom="none" fo:border-left="2pt solid #000000" fo:border-right="none" fo:background-color="#000000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none" fo:background-color="#800000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fo:background-color="#800000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fo:background-color="#800000"/>
    </style:style>
    <style:style style:name="ce145" style:family="table-cell" style:parent-style-name="Default" style:data-style-name="N0">
      <style:table-cell-properties fo:border-top="none" fo:border-bottom="thin solid #000000" fo:border-left="2pt solid #000000" fo:border-right="none" fo:background-color="#000000"/>
    </style:style>
    <style:style style:name="ce146" style:family="table-cell" style:parent-style-name="Default" style:data-style-name="N0">
      <style:table-cell-properties fo:border-top="none" fo:border-bottom="none" fo:border-left="2pt solid #000000" fo:border-right="none" fo:background-color="#800000"/>
    </style:style>
    <style:style style:name="ce147" style:family="table-cell" style:parent-style-name="Default" style:data-style-name="N0">
      <style:table-cell-properties fo:border-top="none" fo:border-bottom="thin solid #000000" fo:border-left="2pt solid #000000" fo:border-right="none" fo:background-color="#800000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none" fo:background-color="#000000"/>
      <style:text-properties fo:color="#C9211E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fo:background-color="#000000"/>
      <style:text-properties fo:color="#C9211E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0.973666666666667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creen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table:number-columns-repeated="6" table:style-name="ce2"/>
          <table:table-cell table:number-columns-repeated="2" table:style-name="ce3"/>
          <table:table-cell office:value-type="string" table:style-name="ce3">
            <text:p>S</text:p>
          </table:table-cell>
          <table:table-cell office:value-type="string" table:style-name="ce3">
            <text:p>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R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3"/>
          <table:table-cell table:number-columns-repeated="16" table:style-name="ce4"/>
          <table:table-cell table:style-name="ce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7"/>
          <table:table-cell table:style-name="ce8"/>
          <table:table-cell table:number-columns-repeated="2" table:style-name="ce9"/>
          <table:table-cell table:number-columns-repeated="2" table:style-name="ce10"/>
          <table:table-cell table:number-columns-repeated="2" table:style-name="ce11"/>
          <table:table-cell table:number-columns-repeated="2" table:style-name="ce12"/>
          <table:table-cell table:number-columns-repeated="2" table:style-name="ce13"/>
          <table:table-cell table:number-columns-repeated="2" table:style-name="ce8"/>
          <table:table-cell table:style-name="ce9"/>
          <table:table-cell table:style-name="ce1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16"/>
          <table:table-cell table:style-name="ce3"/>
          <table:table-cell table:number-columns-repeated="2" table:style-name="ce17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3"/>
          <table:table-cell table:style-name="ce17"/>
          <table:table-cell table:style-name="ce22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3"/>
          <table:table-cell table:number-columns-repeated="2" table:style-name="ce17"/>
          <table:table-cell table:number-columns-repeated="2" table:style-name="ce18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5"/>
          <table:table-cell table:style-name="ce19"/>
          <table:table-cell table:number-columns-repeated="2" table:style-name="ce17"/>
          <table:table-cell table:number-columns-repeated="2" table:style-name="ce21"/>
          <table:table-cell table:number-columns-repeated="2" table:style-name="ce3"/>
          <table:table-cell table:number-columns-repeated="2" table:style-name="ce19"/>
          <table:table-cell table:number-columns-repeated="2" table:style-name="ce17"/>
          <table:table-cell table:number-columns-repeated="2" table:style-name="ce21"/>
          <table:table-cell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2" table:style-name="ce18"/>
          <table:table-cell table:number-columns-repeated="2" table:style-name="ce20"/>
          <table:table-cell table:number-columns-repeated="2" table:style-name="ce17"/>
          <table:table-cell table:number-columns-repeated="8"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3" table:style-name="ce5"/>
          <table:table-cell table:number-columns-repeated="2" table:style-name="ce3"/>
          <table:table-cell table:number-columns-repeated="9"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3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4" table:style-name="ce2"/>
          <table:table-cell table:number-columns-repeated="2" table:style-name="ce28"/>
          <table:table-cell table:number-columns-repeated="8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4" table:style-name="ce2"/>
          <table:table-cell table:number-columns-repeated="2" table:style-name="ce3"/>
          <table:table-cell table:number-columns-repeated="8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21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9"/>
          <table:table-cell table:number-columns-repeated="3" table:style-name="ce30"/>
          <table:table-cell table:number-columns-repeated="2" table:style-name="ce31"/>
          <table:table-cell table:number-columns-repeated="9" table:style-name="ce30"/>
          <table:table-cell table:style-name="ce32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33"/>
          <table:table-cell table:number-columns-repeated="5" table:style-name="ce34"/>
          <table:table-cell table:style-name="ce35"/>
          <table:table-cell table:number-columns-repeated="4" table:style-name="ce36"/>
          <table:table-cell table:style-name="ce35"/>
          <table:table-cell table:number-columns-repeated="5" table:style-name="ce34"/>
          <table:table-cell table:style-name="ce3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14" table:style-name="ce2"/>
          <table:table-cell table:style-name="ce37"/>
          <table:table-cell table:number-columns-repeated="2" table:style-name="ce3"/>
          <table:table-cell table:style-name="ce37"/>
          <table:table-cell table:number-columns-repeated="10" table:style-name="ce2"/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3" table:style-name="ce2"/>
          <table:table-cell table:number-columns-repeated="2" table:style-name="ce37"/>
          <table:table-cell table:number-columns-repeated="2" table:style-name="ce3"/>
          <table:table-cell table:number-columns-repeated="2" table:style-name="ce37"/>
          <table:table-cell table:number-columns-repeated="5" table:style-name="ce2"/>
          <table:table-cell office:value-type="string" table:style-name="ce2">
            <text:p>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</text:p>
          </table:table-cell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2" table:style-name="ce2"/>
          <table:table-cell table:style-name="ce5"/>
          <table:table-cell table:number-columns-repeated="6" table:style-name="ce37"/>
          <table:table-cell table:style-name="ce5"/>
          <table:table-cell table:number-columns-repeated="11" table:style-name="ce2"/>
          <table:table-cell office:value-type="string" table:style-name="ce2">
            <text:p><text:s/></text:p>
          </table:table-cell>
          <table:table-cell table:number-columns-repeated="16351"/>
        </table:table-row>
        <table:table-row table:number-rows-repeated="1048551" table:style-name="ro1">
          <table:table-cell table:number-columns-repeated="1638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5" table:default-cell-style-name="ce1"/>
        <table:table-column table:style-name="co3" table:number-columns-repeated="10" table:default-cell-style-name="ce1"/>
        <table:table-column table:style-name="co5" table:default-cell-style-name="ce1"/>
        <table:table-column table:style-name="co3" table:number-columns-repeated="8" table:default-cell-style-name="ce1"/>
        <table:table-column table:style-name="co2" table:number-columns-repeated="16303" table:default-cell-style-name="ce1"/>
        <table:table-row table:style-name="ro2">
          <table:table-cell office:value-type="string" table:style-name="ce38">
            <text:p>db</text:p>
          </table:table-cell>
          <table:table-cell table:number-columns-repeated="49" table:style-name="ce38"/>
          <table:table-cell table:number-columns-repeated="2" table:style-name="ce1"/>
          <table:table-cell office:value-type="string" table:style-name="ce1">
            <text:p>All Paper</text:p>
          </table:table-cell>
          <table:table-cell table:number-columns-repeated="16331" table:style-name="ce1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41"/>
          <table:table-cell table:style-name="ce42"/>
          <table:table-cell table:style-name="ce43"/>
          <table:table-cell table:number-columns-repeated="2" table:style-name="ce41"/>
          <table:table-cell table:number-columns-repeated="4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45"/>
          <table:table-cell table:style-name="ce46"/>
          <table:table-cell office:value-type="string" table:style-name="ce47">
            <text:p><text:s/></text:p>
          </table:table-cell>
          <table:table-cell table:number-columns-repeated="2" table:style-name="ce45"/>
          <table:table-cell table:number-columns-repeated="4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48"/>
          <table:table-cell table:style-name="ce49"/>
          <table:table-cell table:style-name="ce50"/>
          <table:table-cell table:number-columns-repeated="2" table:style-name="ce48"/>
          <table:table-cell table:number-columns-repeated="4" table:style-name="ce40"/>
          <table:table-cell table:style-name="ce44"/>
          <table:table-cell table:style-name="ce38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1"/>
          <table:table-cell office:value-type="float" office:value="2" table:style-name="ce51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2"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4" table:style-name="ce55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4" table:style-name="ce59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4" table:style-name="ce62"/>
          <table:table-cell table:number-columns-repeated="2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5" table:style-name="ce55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5" table:style-name="ce59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5" table:style-name="ce62"/>
          <table:table-cell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65"/>
          <table:table-cell table:style-name="ce66"/>
          <table:table-cell table:number-columns-repeated="5" table:style-name="ce67"/>
          <table:table-cell table:style-name="ce68"/>
          <table:table-cell table:style-name="ce65"/>
          <table:table-cell table:number-columns-repeated="6" table:style-name="ce67"/>
          <table:table-cell table:style-name="ce68"/>
          <table:table-cell table:style-name="ce69"/>
          <table:table-cell table:style-name="ce66"/>
          <table:table-cell table:number-columns-repeated="5" table:style-name="ce70"/>
          <table:table-cell table:style-name="ce71"/>
          <table:table-cell table:style-name="ce69"/>
          <table:table-cell table:number-columns-repeated="6" table:style-name="ce70"/>
          <table:table-cell table:style-name="ce71"/>
          <table:table-cell table:style-name="ce72"/>
          <table:table-cell table:style-name="ce66"/>
          <table:table-cell table:number-columns-repeated="5" table:style-name="ce73"/>
          <table:table-cell table:style-name="ce74"/>
          <table:table-cell table:style-name="ce72"/>
          <table:table-cell table:number-columns-repeated="6" table:style-name="ce73"/>
          <table:table-cell table:style-name="ce74"/>
          <table:table-cell table:style-name="ce38"/>
          <table:table-cell table:number-columns-repeated="2" table:style-name="ce1"/>
          <table:table-cell table:style-name="ce75"/>
          <table:table-cell table:number-columns-repeated="6" table:style-name="ce66"/>
          <table:table-cell table:style-name="ce76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43">
            <text:p><text:s/></text:p>
          </table:table-cell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6" table:style-name="ce41"/>
          <table:table-cell table:style-name="ce42"/>
          <table:table-cell table:style-name="ce47"/>
          <table:table-cell table:style-name="ce40"/>
          <table:table-cell table:number-columns-repeated="5" table:style-name="ce45"/>
          <table:table-cell table:style-name="ce46"/>
          <table:table-cell office:value-type="string" table:style-name="ce47">
            <text:p><text:s/></text:p>
          </table:table-cell>
          <table:table-cell table:number-columns-repeated="6" table:style-name="ce45"/>
          <table:table-cell table:style-name="ce46"/>
          <table:table-cell table:style-name="ce50"/>
          <table:table-cell table:style-name="ce40"/>
          <table:table-cell table:number-columns-repeated="5" table:style-name="ce48"/>
          <table:table-cell table:style-name="ce49"/>
          <table:table-cell table:style-name="ce50"/>
          <table:table-cell table:number-columns-repeated="6" table:style-name="ce48"/>
          <table:table-cell table:style-name="ce49"/>
          <table:table-cell table:style-name="ce38"/>
          <table:table-cell table:number-columns-repeated="2" table:style-name="ce1"/>
          <table:table-cell office:value-type="string" table:style-name="ce1">
            <text:p>All ink</text:p>
          </table:table-cell>
          <table:table-cell table:number-columns-repeated="8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style-name="ce1"/>
          <table:table-cell office:value-type="float" office:value="1" table:style-name="ce1">
            <text:p>1</text:p>
          </table:table-cell>
          <table:table-cell table:style-name="ce77"/>
          <table:table-cell table:number-columns-repeated="6" table:style-name="ce78"/>
          <table:table-cell table:style-name="ce79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style-name="ce59"/>
          <table:table-cell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style-name="ce62"/>
          <table:table-cell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14" table:style-name="ce52"/>
          <table:table-cell table:number-columns-repeated="4" table:style-name="ce82"/>
          <table:table-cell table:number-columns-repeated="7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style-name="ce59"/>
          <table:table-cell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style-name="ce62"/>
          <table:table-cell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number-columns-repeated="2" table:style-name="ce55"/>
          <table:table-cell table:style-name="ce56"/>
          <table:table-cell table:style-name="ce57"/>
          <table:table-cell table:number-columns-repeated="5" table:style-name="ce55"/>
          <table:table-cell table:style-name="ce54"/>
          <table:table-cell table:style-name="ce58"/>
          <table:table-cell table:style-name="ce53"/>
          <table:table-cell table:style-name="ce54"/>
          <table:table-cell table:style-name="ce59"/>
          <table:table-cell table:number-columns-repeated="2" table:style-name="ce54"/>
          <table:table-cell table:number-columns-repeated="2" table:style-name="ce59"/>
          <table:table-cell table:style-name="ce60"/>
          <table:table-cell table:style-name="ce61"/>
          <table:table-cell table:number-columns-repeated="5" table:style-name="ce59"/>
          <table:table-cell table:style-name="ce54"/>
          <table:table-cell table:style-name="ce58"/>
          <table:table-cell table:style-name="ce53"/>
          <table:table-cell table:style-name="ce54"/>
          <table:table-cell table:style-name="ce62"/>
          <table:table-cell table:number-columns-repeated="2" table:style-name="ce54"/>
          <table:table-cell table:number-columns-repeated="2" table:style-name="ce62"/>
          <table:table-cell table:style-name="ce63"/>
          <table:table-cell table:style-name="ce64"/>
          <table:table-cell table:number-columns-repeated="5" table:style-name="ce62"/>
          <table:table-cell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59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59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6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62"/>
          <table:table-cell table:number-columns-repeated="2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4" table:style-name="ce66"/>
          <table:table-cell table:number-columns-repeated="2" table:style-name="ce67"/>
          <table:table-cell table:style-name="ce68"/>
          <table:table-cell table:style-name="ce65"/>
          <table:table-cell table:number-columns-repeated="2" table:style-name="ce67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70"/>
          <table:table-cell table:style-name="ce71"/>
          <table:table-cell table:style-name="ce69"/>
          <table:table-cell table:number-columns-repeated="2" table:style-name="ce70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73"/>
          <table:table-cell table:style-name="ce74"/>
          <table:table-cell table:style-name="ce72"/>
          <table:table-cell table:number-columns-repeated="2" table:style-name="ce73"/>
          <table:table-cell table:number-columns-repeated="4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86"/>
          <table:table-cell table:style-name="ce87"/>
          <table:table-cell table:style-name="ce88"/>
          <table:table-cell table:number-columns-repeated="2" table:style-name="ce86"/>
          <table:table-cell table:number-columns-repeated="4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9"/>
          <table:table-cell table:number-columns-repeated="6" table:style-name="ce90"/>
          <table:table-cell table:style-name="ce9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4" table:style-name="ce95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11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2" table:style-name="ce1">
            <text:p>2</text:p>
          </table:table-cell>
          <table:table-cell table:style-name="ce39"/>
          <table:table-cell table:number-columns-repeated="4" table:style-name="ce40"/>
          <table:table-cell table:number-columns-repeated="2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01"/>
          <table:table-cell table:style-name="ce66"/>
          <table:table-cell table:number-columns-repeated="5" table:style-name="ce102"/>
          <table:table-cell table:style-name="ce103"/>
          <table:table-cell table:style-name="ce101"/>
          <table:table-cell table:number-columns-repeated="6" table:style-name="ce102"/>
          <table:table-cell table:style-name="ce103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office:value-type="string" table:style-name="ce88">
            <text:p><text:s/></text:p>
          </table:table-cell>
          <table:table-cell table:style-name="ce40"/>
          <table:table-cell table:number-columns-repeated="5" table:style-name="ce86"/>
          <table:table-cell table:style-name="ce87"/>
          <table:table-cell table:style-name="ce88"/>
          <table:table-cell table:number-columns-repeated="6" table:style-name="ce86"/>
          <table:table-cell table:style-name="ce87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9"/>
          <table:table-cell table:style-name="ce54"/>
          <table:table-cell table:number-columns-repeated="5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77">
            <text:p><text:s/></text:p>
          </table:table-cell>
          <table:table-cell table:number-columns-repeated="2" table:style-name="ce78"/>
          <table:table-cell table:number-columns-repeated="4" table:style-name="ce40"/>
          <table:table-cell table:style-name="ce44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number-columns-repeated="5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4"/>
          <table:table-cell table:style-name="ce95"/>
          <table:table-cell table:number-columns-repeated="2" table:style-name="ce54"/>
          <table:table-cell table:number-columns-repeated="2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number-columns-repeated="6" table:style-name="ce38"/>
          <table:table-cell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9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5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102"/>
          <table:table-cell table:style-name="ce103"/>
          <table:table-cell table:style-name="ce101"/>
          <table:table-cell table:number-columns-repeated="2" table:style-name="ce102"/>
          <table:table-cell table:number-columns-repeated="4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78"/>
          <table:table-cell table:style-name="ce79"/>
          <table:table-cell office:value-type="string" table:style-name="ce77">
            <text:p><text:s/></text:p>
          </table:table-cell>
          <table:table-cell table:number-columns-repeated="2" table:style-name="ce78"/>
          <table:table-cell table:number-columns-repeated="4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38"/>
          <table:table-cell table:style-name="ce81"/>
          <table:table-cell table:number-columns-repeated="5" table:style-name="ce38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38"/>
          <table:table-cell table:style-name="ce81"/>
          <table:table-cell table:number-columns-repeated="6" table:style-name="ce38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9"/>
          <table:table-cell table:number-columns-repeated="6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4" table:style-name="ce1">
            <text:p>4</text:p>
          </table:table-cell>
          <table:table-cell table:style-name="ce77"/>
          <table:table-cell table:style-name="ce54"/>
          <table:table-cell table:number-columns-repeated="5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89"/>
          <table:table-cell table:style-name="ce54"/>
          <table:table-cell table:number-columns-repeated="5" table:style-name="ce90"/>
          <table:table-cell table:style-name="ce91"/>
          <table:table-cell table:style-name="ce89"/>
          <table:table-cell table:number-columns-repeated="6" table:style-name="ce90"/>
          <table:table-cell table:style-name="ce91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77"/>
          <table:table-cell table:style-name="ce54"/>
          <table:table-cell table:number-columns-repeated="5" table:style-name="ce78"/>
          <table:table-cell table:style-name="ce79"/>
          <table:table-cell office:value-type="string" table:style-name="ce77">
            <text:p><text:s/></text:p>
          </table:table-cell>
          <table:table-cell table:number-columns-repeated="6" table:style-name="ce78"/>
          <table:table-cell table:style-name="ce79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style-name="ce54"/>
          <table:table-cell table:style-name="ce38"/>
          <table:table-cell table:number-columns-repeated="2" table:style-name="ce54"/>
          <table:table-cell table:number-columns-repeated="2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75"/>
          <table:table-cell table:number-columns-repeated="4" table:style-name="ce66"/>
          <table:table-cell table:number-columns-repeated="2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38"/>
          <table:table-cell table:number-columns-repeated="2" table:style-name="ce54"/>
          <table:table-cell table:number-columns-repeated="2" table:style-name="ce38"/>
          <table:table-cell table:style-name="ce81"/>
          <table:table-cell table:style-name="ce80"/>
          <table:table-cell table:number-columns-repeated="5" table:style-name="ce38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77">
            <text:p><text:s/></text:p>
          </table:table-cell>
          <table:table-cell table:number-columns-repeated="6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38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38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0"/>
          <table:table-cell table:style-name="ce91"/>
          <table:table-cell table:style-name="ce89"/>
          <table:table-cell table:number-columns-repeated="2" table:style-name="ce90"/>
          <table:table-cell table:number-columns-repeated="4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office:value-type="string" table:style-name="ce52">
            <text:p><text:s/></text:p>
          </table:table-cell>
          <table:table-cell table:number-columns-repeated="23" table:style-name="ce52"/>
          <table:table-cell office:value-type="string" table:style-name="ce52">
            <text:p><text:s/></text:p>
          </table:table-cell>
          <table:table-cell table:number-columns-repeated="24" table:style-name="ce52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80"/>
          <table:table-cell table:number-columns-repeated="5" table:style-name="ce38"/>
          <table:table-cell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table:style-name="ce104"/>
          <table:table-cell table:number-columns-repeated="7" table:style-name="ce105"/>
          <table:table-cell table:style-name="ce106"/>
          <table:table-cell table:number-columns-repeated="6" table:style-name="ce105"/>
          <table:table-cell table:style-name="ce107"/>
          <table:table-cell table:style-name="ce106"/>
          <table:table-cell table:number-columns-repeated="6" table:style-name="ce105"/>
          <table:table-cell table:style-name="ce107"/>
          <table:table-cell table:number-columns-repeated="7" table:style-name="ce105"/>
          <table:table-cell table:style-name="ce108"/>
          <table:table-cell table:number-columns-repeated="7" table:style-name="ce105"/>
          <table:table-cell table:style-name="ce108"/>
          <table:table-cell table:number-columns-repeated="9" table:style-name="ce52"/>
          <table:table-cell table:number-columns-repeated="2" table:style-name="ce1"/>
          <table:table-cell table:style-name="ce89"/>
          <table:table-cell table:number-columns-repeated="2" table:style-name="ce90"/>
          <table:table-cell table:number-columns-repeated="4" table:style-name="ce66"/>
          <table:table-cell table:style-name="ce76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7" table:style-name="ce54"/>
          <table:table-cell table:style-name="ce110"/>
          <table:table-cell table:number-columns-repeated="9" table:style-name="ce52"/>
          <table:table-cell table:number-columns-repeated="11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style-name="ce1"/>
          <table:table-cell office:value-type="float" office:value="6" table:style-name="ce1">
            <text:p>6</text:p>
          </table:table-cell>
          <table:table-cell table:style-name="ce104"/>
          <table:table-cell table:number-columns-repeated="7" table:style-name="ce105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number-columns-repeated="7"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office:value-type="string" table:style-name="ce54">
            <text:p><text:s/></text:p>
          </table:table-cell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3" table:style-name="ce54"/>
          <table:table-cell table:number-columns-repeated="3" table:style-name="ce55"/>
          <table:table-cell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11"/>
          <table:table-cell table:number-columns-repeated="7" table:style-name="ce55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number-columns-repeated="7" table:style-name="ce55"/>
          <table:table-cell table:style-name="ce112"/>
          <table:table-cell table:number-columns-repeated="7" table:style-name="ce55"/>
          <table:table-cell table:style-name="ce112"/>
          <table:table-cell table:number-columns-repeated="9" table:style-name="ce52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number-columns-repeated="7"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number-columns-repeated="7" table:style-name="ce55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style-name="ce1"/>
          <table:table-cell office:value-type="float" office:value="7" table:style-name="ce1">
            <text:p>7</text:p>
          </table:table-cell>
          <table:table-cell table:style-name="ce106"/>
          <table:table-cell table:number-columns-repeated="6" table:style-name="ce105"/>
          <table:table-cell table:style-name="ce10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122"/>
          <table:table-cell table:number-columns-repeated="2" table:style-name="ce66"/>
          <table:table-cell table:number-columns-repeated="4" table:style-name="ce123"/>
          <table:table-cell table:style-name="ce124"/>
          <table:table-cell table:number-columns-repeated="7"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number-columns-repeated="7"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6"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style-name="ce1"/>
          <table:table-cell office:value-type="float" office:value="8" table:style-name="ce1">
            <text:p>8</text:p>
          </table:table-cell>
          <table:table-cell table:style-name="ce106"/>
          <table:table-cell table:number-columns-repeated="6" table:style-name="ce105"/>
          <table:table-cell table:style-name="ce10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122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style-name="ce40"/>
          <table:table-cell table:number-columns-repeated="5" table:style-name="ce115"/>
          <table:table-cell table:style-name="ce116"/>
          <table:table-cell table:style-name="ce114"/>
          <table:table-cell table:number-columns-repeated="6" table:style-name="ce115"/>
          <table:table-cell table:style-name="ce116"/>
          <table:table-cell table:number-columns-repeated="6" table:style-name="ce115"/>
          <table:table-cell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2" table:style-name="ce119"/>
          <table:table-cell table:number-columns-repeated="2" table:style-name="ce54"/>
          <table:table-cell table:number-columns-repeated="2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3" table:style-name="ce119"/>
          <table:table-cell table:number-columns-repeated="2" table:style-name="ce54"/>
          <table:table-cell table:number-columns-repeated="2" table:style-name="ce119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5" table:style-name="ce119"/>
          <table:table-cell table:style-name="ce54"/>
          <table:table-cell table:style-name="ce119"/>
          <table:table-cell table:style-name="ce12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6" table:style-name="ce119"/>
          <table:table-cell table:style-name="ce54"/>
          <table:table-cell table:style-name="ce126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6"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6" table:style-name="ce119"/>
          <table:table-cell table:style-name="ce54"/>
          <table:table-cell table:style-name="ce126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office:value-type="string" table:style-name="ce119">
            <text:p><text:s/></text:p>
          </table:table-cell>
          <table:table-cell table:number-columns-repeated="4" table:style-name="ce119"/>
          <table:table-cell table:style-name="ce54"/>
          <table:table-cell table:style-name="ce119"/>
          <table:table-cell table:style-name="ce126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2" table:style-name="ce119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5" table:style-name="ce54"/>
          <table:table-cell table:number-columns-repeated="2" table:style-name="ce119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style-name="ce1"/>
          <table:table-cell office:value-type="float" office:value="9" table:style-name="ce1">
            <text:p>9</text:p>
          </table:table-cell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style-name="ce66"/>
          <table:table-cell table:number-columns-repeated="5" table:style-name="ce123"/>
          <table:table-cell table:style-name="ce124"/>
          <table:table-cell table:style-name="ce122"/>
          <table:table-cell table:number-columns-repeated="6" table:style-name="ce123"/>
          <table:table-cell table:style-name="ce124"/>
          <table:table-cell table:number-columns-repeated="6" table:style-name="ce123"/>
          <table:table-cell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style-name="ce1"/>
          <table:table-cell office:value-type="float" office:value="10" table:style-name="ce1">
            <text:p>10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22"/>
          <table:table-cell table:number-columns-repeated="2" table:style-name="ce66"/>
          <table:table-cell table:number-columns-repeated="4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style-name="ce1"/>
          <table:table-cell office:value-type="float" office:value="11" table:style-name="ce1">
            <text:p>11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4" table:style-name="ce54"/>
          <table:table-cell table:number-columns-repeated="4" table:style-name="ce55"/>
          <table:table-cell table:style-name="ce104"/>
          <table:table-cell table:number-columns-repeated="7" table:style-name="ce105"/>
          <table:table-cell table:style-name="ce106"/>
          <table:table-cell table:number-columns-repeated="6" table:style-name="ce105"/>
          <table:table-cell table:style-name="ce107"/>
          <table:table-cell table:style-name="ce106"/>
          <table:table-cell table:number-columns-repeated="6" table:style-name="ce105"/>
          <table:table-cell table:style-name="ce107"/>
          <table:table-cell table:number-columns-repeated="7" table:style-name="ce105"/>
          <table:table-cell table:style-name="ce108"/>
          <table:table-cell table:number-columns-repeated="2" table:style-name="ce127"/>
          <table:table-cell table:number-columns-repeated="2" table:style-name="ce55"/>
          <table:table-cell table:number-columns-repeated="4" table:style-name="ce54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4"/>
          <table:table-cell table:number-columns-repeated="6" table:style-name="ce55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27"/>
          <table:table-cell table:number-columns-repeated="4" table:style-name="ce55"/>
          <table:table-cell table:number-columns-repeated="2" table:style-name="ce54"/>
          <table:table-cell table:style-name="ce52"/>
          <table:table-cell table:number-columns-repeated="2" table:style-name="ce1"/>
          <table:table-cell table:style-name="ce122"/>
          <table:table-cell table:number-columns-repeated="6" table:style-name="ce66"/>
          <table:table-cell table:style-name="ce7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4" table:style-name="ce55"/>
          <table:table-cell table:style-name="ce54"/>
          <table:table-cell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style-name="ce52"/>
          <table:table-cell table:style-name="ce1"/>
          <table:table-cell office:value-type="float" office:value="12" table:style-name="ce1">
            <text:p>12</text:p>
          </table:table-cell>
          <table:table-cell table:style-name="ce39"/>
          <table:table-cell table:style-name="ce40"/>
          <table:table-cell table:number-columns-repeated="5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3" table:style-name="ce55"/>
          <table:table-cell table:style-name="ce54"/>
          <table:table-cell table:number-columns-repeated="4" table:style-name="ce55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5" table:style-name="ce55"/>
          <table:table-cell table:style-name="ce52"/>
          <table:table-cell table:number-columns-repeated="2" table:style-name="ce1"/>
          <table:table-cell table:style-name="ce53"/>
          <table:table-cell table:number-columns-repeated="2" table:style-name="ce119"/>
          <table:table-cell table:number-columns-repeated="2" table:style-name="ce54"/>
          <table:table-cell table:number-columns-repeated="2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5"/>
          <table:table-cell table:number-columns-repeated="2" table:style-name="ce54"/>
          <table:table-cell table:number-columns-repeated="4" table:style-name="ce55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number-columns-repeated="2" table:style-name="ce54"/>
          <table:table-cell table:number-columns-repeated="4" table:style-name="ce55"/>
          <table:table-cell table:style-name="ce52"/>
          <table:table-cell table:number-columns-repeated="2" table:style-name="ce1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4" table:style-name="ce55"/>
          <table:table-cell table:number-columns-repeated="2" table:style-name="ce54"/>
          <table:table-cell table:number-columns-repeated="2" table:style-name="ce55"/>
          <table:table-cell table:style-name="ce111"/>
          <table:table-cell table:number-columns-repeated="7" table:style-name="ce55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number-columns-repeated="7" table:style-name="ce55"/>
          <table:table-cell table:style-name="ce112"/>
          <table:table-cell table:number-columns-repeated="2" table:style-name="ce127"/>
          <table:table-cell table:number-columns-repeated="2" table:style-name="ce55"/>
          <table:table-cell table:number-columns-repeated="2" table:style-name="ce54"/>
          <table:table-cell table:number-columns-repeated="2" table:style-name="ce55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86"/>
          <table:table-cell table:style-name="ce87"/>
          <table:table-cell table:style-name="ce88"/>
          <table:table-cell table:number-columns-repeated="2" table:style-name="ce86"/>
          <table:table-cell table:number-columns-repeated="4" table:style-name="ce40"/>
          <table:table-cell table:style-name="ce4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3" table:style-name="ce1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4" table:style-name="ce95"/>
          <table:table-cell table:number-columns-repeated="2" table:style-name="ce54"/>
          <table:table-cell table:style-name="ce58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3" table:style-name="ce1"/>
          <table:table-cell table:style-name="ce53"/>
          <table:table-cell table:number-columns-repeated="2" table:style-name="ce119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75"/>
          <table:table-cell table:style-name="ce66"/>
          <table:table-cell table:number-columns-repeated="5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style-name="ce114"/>
          <table:table-cell table:number-columns-repeated="6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01"/>
          <table:table-cell table:style-name="ce66"/>
          <table:table-cell table:number-columns-repeated="5" table:style-name="ce102"/>
          <table:table-cell table:style-name="ce103"/>
          <table:table-cell table:style-name="ce101"/>
          <table:table-cell table:number-columns-repeated="6" table:style-name="ce102"/>
          <table:table-cell table:style-name="ce103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office:value-type="string" table:style-name="ce88">
            <text:p><text:s/></text:p>
          </table:table-cell>
          <table:table-cell table:style-name="ce40"/>
          <table:table-cell table:number-columns-repeated="5" table:style-name="ce86"/>
          <table:table-cell table:style-name="ce87"/>
          <table:table-cell table:style-name="ce88"/>
          <table:table-cell table:number-columns-repeated="6" table:style-name="ce86"/>
          <table:table-cell table:style-name="ce8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4"/>
          <table:table-cell table:style-name="ce95"/>
          <table:table-cell table:number-columns-repeated="2" table:style-name="ce54"/>
          <table:table-cell table:number-columns-repeated="2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6" table:style-name="ce115"/>
          <table:table-cell table:style-name="ce40"/>
          <table:table-cell table:style-name="ce11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9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5"/>
          <table:table-cell table:number-columns-repeated="2"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number-columns-repeated="3" table:style-name="ce119"/>
          <table:table-cell table:number-columns-repeated="2" table:style-name="ce54"/>
          <table:table-cell table:number-columns-repeated="2" table:style-name="ce119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102"/>
          <table:table-cell table:style-name="ce103"/>
          <table:table-cell table:style-name="ce101"/>
          <table:table-cell table:number-columns-repeated="2" table:style-name="ce102"/>
          <table:table-cell table:number-columns-repeated="4" table:style-name="ce66"/>
          <table:table-cell table:style-name="ce76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3" table:style-name="ce1"/>
          <table:table-cell table:number-columns-repeated="5" table:style-name="ce119"/>
          <table:table-cell table:style-name="ce54"/>
          <table:table-cell table:style-name="ce119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8"/>
          <table:table-cell table:number-columns-repeated="6" table:style-name="ce129"/>
          <table:table-cell table:style-name="ce130"/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18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style-name="ce128"/>
          <table:table-cell table:number-columns-repeated="6" table:style-name="ce129"/>
          <table:table-cell table:style-name="ce130"/>
          <table:table-cell table:number-columns-repeated="3" table:style-name="ce1"/>
          <table:table-cell table:number-columns-repeated="6" table:style-name="ce119"/>
          <table:table-cell table:style-name="ce54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18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3" table:style-name="ce1"/>
          <table:table-cell table:number-columns-repeated="6" table:style-name="ce119"/>
          <table:table-cell table:style-name="ce54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18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3" table:style-name="ce1"/>
          <table:table-cell office:value-type="string" table:style-name="ce119">
            <text:p><text:s/></text:p>
          </table:table-cell>
          <table:table-cell table:number-columns-repeated="4" table:style-name="ce119"/>
          <table:table-cell table:style-name="ce54"/>
          <table:table-cell table:style-name="ce119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style-name="ce53"/>
          <table:table-cell table:number-columns-repeated="6" table:style-name="ce54"/>
          <table:table-cell table:style-name="ce58"/>
          <table:table-cell table:number-columns-repeated="8" table:style-name="ce54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3" table:style-name="ce1"/>
          <table:table-cell table:number-columns-repeated="5" table:style-name="ce54"/>
          <table:table-cell table:number-columns-repeated="2" table:style-name="ce119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8" table:style-name="ce119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6" table:style-name="ce54"/>
          <table:table-cell table:number-columns-repeated="2" table:style-name="ce119"/>
          <table:table-cell table:style-name="ce118"/>
          <table:table-cell table:number-columns-repeated="6" table:style-name="ce119"/>
          <table:table-cell table:style-name="ce120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3" table:style-name="ce1"/>
          <table:table-cell table:number-columns-repeated="6" table:style-name="ce123"/>
          <table:table-cell table:style-name="ce66"/>
          <table:table-cell table:style-name="ce12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8" table:style-name="ce119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4" table:style-name="ce54"/>
          <table:table-cell table:number-columns-repeated="4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8"/>
          <table:table-cell table:number-columns-repeated="6" table:style-name="ce119"/>
          <table:table-cell table:style-name="ce120"/>
          <table:table-cell table:number-columns-repeated="8" table:style-name="ce119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number-columns-repeated="2" table:style-name="ce54"/>
          <table:table-cell table:number-columns-repeated="6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7" table:style-name="ce119"/>
          <table:table-cell table:style-name="ce120"/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7" table:style-name="ce123"/>
          <table:table-cell table:style-name="ce12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48" table:style-name="ce134"/>
          <table:table-cell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number-rows-repeated="2" table:style-name="ro2">
          <table:table-cell/>
          <table:table-cell table:number-columns-repeated="48" table:style-name="ce5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7" table:style-name="ce105"/>
          <table:table-cell table:style-name="ce10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66"/>
          <table:table-cell table:style-name="ce75"/>
          <table:table-cell table:number-columns-repeated="6" table:style-name="ce66"/>
          <table:table-cell table:style-name="ce76"/>
          <table:table-cell table:number-columns-repeated="16" table:style-name="ce66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1"/>
          <table:table-cell table:number-columns-repeated="7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48" table:style-name="ce54"/>
          <table:table-cell table:number-columns-repeated="3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style-name="ce40"/>
          <table:table-cell table:style-name="ce39"/>
          <table:table-cell table:style-name="ce40"/>
          <table:table-cell table:style-name="ce115"/>
          <table:table-cell table:number-columns-repeated="3" table:style-name="ce40"/>
          <table:table-cell table:style-name="ce115"/>
          <table:table-cell table:style-name="ce44"/>
          <table:table-cell table:number-columns-repeated="25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number-columns-repeated="3" table:style-name="ce1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style-name="ce58"/>
          <table:table-cell table:number-columns-repeated="25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3" table:style-name="ce1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style-name="ce58"/>
          <table:table-cell table:number-columns-repeated="25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3" table:style-name="ce1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style-name="ce53"/>
          <table:table-cell table:number-columns-repeated="3" table:style-name="ce119"/>
          <table:table-cell table:style-name="ce54"/>
          <table:table-cell table:number-columns-repeated="2" table:style-name="ce119"/>
          <table:table-cell table:style-name="ce120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number-columns-repeated="3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14" table:style-name="ce54"/>
          <table:table-cell table:number-columns-repeated="2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3" table:style-name="ce1"/>
          <table:table-cell table:number-columns-repeated="7" table:style-name="ce55"/>
          <table:table-cell table:style-name="ce11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12" table:style-name="ce54"/>
          <table:table-cell table:number-columns-repeated="4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number-columns-repeated="10" table:style-name="ce54"/>
          <table:table-cell table:number-columns-repeated="6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7" table:style-name="ce105"/>
          <table:table-cell table:style-name="ce10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66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3" table:style-name="ce1"/>
          <table:table-cell table:number-columns-repeated="7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office:value-type="string" table:style-name="ce54">
            <text:p><text:s/></text:p>
          </table:table-cell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3" table:style-name="ce54"/>
          <table:table-cell table:number-columns-repeated="3"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float" office:value="0" table:style-name="ce135">
            <text:p>0</text:p>
          </table:table-cell>
          <table:table-cell table:number-columns-repeated="7" table:style-name="ce40"/>
          <table:table-cell office:value-type="string" table:style-name="ce136">
            <text:p>“128”</text:p>
          </table:table-cell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office:value-type="string" table:style-name="ce137">
            <text:p>“12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7" table:style-name="ce55"/>
          <table:table-cell table:style-name="ce11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4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5"/>
          <table:table-cell table:number-columns-repeated="7" table:style-name="ce40"/>
          <table:table-cell table:style-name="ce140"/>
          <table:table-cell table:style-name="ce129"/>
          <table:table-cell table:style-name="ce40"/>
          <table:table-cell table:number-columns-repeated="2" table:style-name="ce129"/>
          <table:table-cell table:number-columns-repeated="2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table:style-name="ce3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129"/>
          <table:table-cell table:style-name="ce130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style-name="ce54"/>
          <table:table-cell table:number-columns-repeated="2" table:style-name="ce132"/>
          <table:table-cell table:style-name="ce133"/>
          <table:table-cell office:value-type="string" table:style-name="ce146">
            <text:p><text:s/></text:p>
          </table:table-cell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146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132"/>
          <table:table-cell table:style-name="ce143"/>
          <table:table-cell table:style-name="ce75"/>
          <table:table-cell table:number-columns-repeated="3" table:style-name="ce143"/>
          <table:table-cell table:style-name="ce66"/>
          <table:table-cell table:number-columns-repeated="2" table:style-name="ce143"/>
          <table:table-cell table:style-name="ce144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142"/>
          <table:table-cell table:number-columns-repeated="2" table:style-name="ce143"/>
          <table:table-cell table:style-name="ce66"/>
          <table:table-cell table:number-columns-repeated="3" table:style-name="ce143"/>
          <table:table-cell table:style-name="ce76"/>
          <table:table-cell table:style-name="ce147"/>
          <table:table-cell table:style-name="ce143"/>
          <table:table-cell table:number-columns-repeated="4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2" table:style-name="ce40"/>
          <table:table-cell table:number-columns-repeated="2" table:style-name="ce129"/>
          <table:table-cell table:number-columns-repeated="2" table:style-name="ce40"/>
          <table:table-cell table:number-columns-repeated="2" table:style-name="ce129"/>
          <table:table-cell table:style-name="ce128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29"/>
          <table:table-cell table:style-name="ce128"/>
          <table:table-cell table:style-name="ce12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5" table:style-name="ce54"/>
          <table:table-cell table:number-columns-repeated="3" table:style-name="ce132"/>
          <table:table-cell table:style-name="ce131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3" table:style-name="ce54"/>
          <table:table-cell table:number-columns-repeated="3" table:style-name="ce132"/>
          <table:table-cell table:number-columns-repeated="2" table:style-name="ce54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number-columns-repeated="2" table:style-name="ce54"/>
          <table:table-cell table:number-columns-repeated="6" table:style-name="ce132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54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6" table:style-name="ce132"/>
          <table:table-cell table:number-columns-repeated="2" table:style-name="ce54"/>
          <table:table-cell table:style-name="ce53"/>
          <table:table-cell table:number-columns-repeated="3" table:style-name="ce132"/>
          <table:table-cell table:style-name="ce54"/>
          <table:table-cell table:style-name="ce13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33"/>
          <table:table-cell table:style-name="ce54"/>
          <table:table-cell table:style-name="ce132"/>
          <table:table-cell table:number-columns-repeated="3" table:style-name="ce54"/>
          <table:table-cell table:number-columns-repeated="3" table:style-name="ce132"/>
          <table:table-cell table:style-name="ce131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4" table:style-name="ce132"/>
          <table:table-cell table:number-columns-repeated="3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132"/>
          <table:table-cell table:style-name="ce58"/>
          <table:table-cell table:style-name="ce131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132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5" table:style-name="ce54"/>
          <table:table-cell table:number-columns-repeated="3" table:style-name="ce132"/>
          <table:table-cell table:style-name="ce131"/>
          <table:table-cell table:style-name="ce132"/>
          <table:table-cell table:number-columns-repeated="5" table:style-name="ce54"/>
          <table:table-cell table:style-name="ce133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132"/>
          <table:table-cell table:style-name="ce133"/>
          <table:table-cell table:number-columns-repeated="8" table:style-name="ce132"/>
          <table:table-cell table:style-name="ce131"/>
          <table:table-cell table:number-columns-repeated="6" table:style-name="ce132"/>
          <table:table-cell table:style-name="ce133"/>
          <table:table-cell table:number-columns-repeated="8" table:style-name="ce132"/>
          <table:table-cell table:style-name="ce131"/>
          <table:table-cell table:number-columns-repeated="6" table:style-name="ce132"/>
          <table:table-cell table:style-name="ce133"/>
          <table:table-cell table:number-columns-repeated="7" table:style-name="ce132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style-name="ce142"/>
          <table:table-cell table:number-columns-repeated="6" table:style-name="ce143"/>
          <table:table-cell table:style-name="ce144"/>
          <table:table-cell table:number-columns-repeated="8" table:style-name="ce143"/>
          <table:table-cell table:style-name="ce142"/>
          <table:table-cell table:number-columns-repeated="6" table:style-name="ce143"/>
          <table:table-cell table:style-name="ce144"/>
          <table:table-cell table:number-columns-repeated="8" table:style-name="ce143"/>
          <table:table-cell table:style-name="ce142"/>
          <table:table-cell table:number-columns-repeated="6" table:style-name="ce143"/>
          <table:table-cell table:style-name="ce144"/>
          <table:table-cell table:number-columns-repeated="7" table:style-name="ce143"/>
          <table:table-cell table:style-name="ce1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office:value-type="string" table:style-name="ce1">
            <text:p>“3.5”</text:p>
          </table:table-cell>
          <table:table-cell table:number-columns-repeated="50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42”</text:p>
          </table:table-cell>
          <table:table-cell table:number-columns-repeated="7" table:style-name="ce40"/>
          <table:table-cell office:value-type="string" table:style-name="ce135">
            <text:p>“143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44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42" table:style-name="ce1">
            <text:p>142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3.5"</text:p>
          </table:table-cell>
          <table:table-cell table:style-name="ce52"/>
          <table:table-cell office:value-type="float" office:value="146" table:style-name="ce1">
            <text:p>146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-3.5"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109"/>
          <table:table-cell table:number-columns-repeated="7" table:style-name="ce54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7" table:style-name="ce54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58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office:value-type="string" table:style-name="ce109">
            <text:p><text:s/></text:p>
          </table:table-cell>
          <table:table-cell table:number-columns-repeated="3" table:style-name="ce54"/>
          <table:table-cell table:number-columns-repeated="4" table:style-name="ce132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45”</text:p>
          </table:table-cell>
          <table:table-cell table:style-name="ce129"/>
          <table:table-cell table:number-columns-repeated="5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43" table:style-name="ce1">
            <text:p>143</text:p>
          </table:table-cell>
          <table:table-cell table:style-name="ce39"/>
          <table:table-cell table:number-columns-repeated="6" table:style-name="ce40"/>
          <table:table-cell table:style-name="ce44"/>
          <table:table-cell table:style-name="ce1"/>
          <table:table-cell table:style-name="ce52"/>
          <table:table-cell office:value-type="float" office:value="147" table:style-name="ce1">
            <text:p>147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3.5”</text:p>
          </table:table-cell>
          <table:table-cell table:number-columns-repeated="50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46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47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48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8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style-name="ce1"/>
          <table:table-cell office:value-type="float" office:value="144" table:style-name="ce1">
            <text:p>144</text:p>
          </table:table-cell>
          <table:table-cell table:number-columns-repeated="7" table:style-name="ce40"/>
          <table:table-cell table:style-name="ce117"/>
          <table:table-cell table:style-name="ce1"/>
          <table:table-cell table:style-name="ce52"/>
          <table:table-cell office:value-type="float" office:value="148" table:style-name="ce1">
            <text:p>148</text:p>
          </table:table-cell>
          <table:table-cell table:number-columns-repeated="7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number-columns-repeated="7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number-columns-repeated="7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3" table:style-name="ce54"/>
          <table:table-cell table:number-columns-repeated="4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number-columns-repeated="4" table:style-name="ce132"/>
          <table:table-cell table:number-columns-repeated="3" table:style-name="ce54"/>
          <table:table-cell table:style-name="ce110"/>
          <table:table-cell table:style-name="ce1"/>
          <table:table-cell table:style-name="ce52"/>
          <table:table-cell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2"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49”</text:p>
          </table:table-cell>
          <table:table-cell table:number-columns-repeated="5" table:style-name="ce40"/>
          <table:table-cell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45" table:style-name="ce1">
            <text:p>145</text:p>
          </table:table-cell>
          <table:table-cell table:style-name="ce128"/>
          <table:table-cell table:style-name="ce129"/>
          <table:table-cell table:number-columns-repeated="5" table:style-name="ce40"/>
          <table:table-cell table:style-name="ce44"/>
          <table:table-cell table:style-name="ce1"/>
          <table:table-cell table:style-name="ce52"/>
          <table:table-cell office:value-type="float" office:value="149" table:style-name="ce1">
            <text:p>149</text:p>
          </table:table-cell>
          <table:table-cell table:style-name="ce39"/>
          <table:table-cell table:number-columns-repeated="5" table:style-name="ce40"/>
          <table:table-cell table:style-name="ce129"/>
          <table:table-cell table:style-name="ce130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number-columns-repeated="48" table:style-name="ce52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"/>
          <table:table-cell table:style-name="ce52"/>
          <table:table-cell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office:value-type="float" office:value="7" table:style-name="ce52">
            <text:p>7</text:p>
          </table:table-cell>
          <table:table-cell table:number-columns-repeated="47" table:style-name="ce52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58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"/>
          <table:table-cell table:style-name="ce52"/>
          <table:table-cell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 table:style-name="ce1"/>
          <table:table-cell table:style-name="ce39"/>
          <table:table-cell table:number-columns-repeated="7" table:style-name="ce40"/>
          <table:table-cell office:value-type="string" table:style-name="ce136">
            <text:p>“150”</text:p>
          </table:table-cell>
          <table:table-cell table:number-columns-repeated="7" table:style-name="ce40"/>
          <table:table-cell office:value-type="string" table:style-name="ce135">
            <text:p>“151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table:style-name="ce40"/>
          <table:table-cell office:value-type="string" table:style-name="ce137">
            <text:p>“152”</text:p>
          </table:table-cell>
          <table:table-cell table:number-columns-repeated="5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number-columns-repeated="11" table:style-name="ce1"/>
          <table:table-cell table:number-columns-repeated="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50" table:style-name="ce1">
            <text:p>150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7"</text:p>
          </table:table-cell>
          <table:table-cell table:style-name="ce52"/>
          <table:table-cell office:value-type="float" office:value="154" table:style-name="ce1">
            <text:p>154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-7"</text:p>
          </table:table-cell>
          <table:table-cell table:number-columns-repeated="16302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109"/>
          <table:table-cell table:number-columns-repeated="7" table:style-name="ce54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4" table:style-name="ce54"/>
          <table:table-cell table:number-columns-repeated="4" table:style-name="ce55"/>
          <table:table-cell table:number-columns-repeated="2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6" table:style-name="ce55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4" table:style-name="ce132"/>
          <table:table-cell table:number-columns-repeated="2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132"/>
          <table:table-cell table:style-name="ce1"/>
          <table:table-cell table:style-name="ce52"/>
          <table:table-cell table:style-name="ce1"/>
          <table:table-cell office:value-type="string" table:style-name="ce109">
            <text:p><text:s/></text:p>
          </table:table-cell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2" table:style-name="ce54"/>
          <table:table-cell table:number-columns-repeated="4" table:style-name="ce132"/>
          <table:table-cell table:style-name="ce53"/>
          <table:table-cell table:number-columns-repeated="16303" table:style-name="ce1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39"/>
          <table:table-cell office:value-type="string" table:style-name="ce140">
            <text:p>“153”</text:p>
          </table:table-cell>
          <table:table-cell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number-columns-repeated="3" table:style-name="ce55"/>
          <table:table-cell table:style-name="ce54"/>
          <table:table-cell table:number-columns-repeated="4" table:style-name="ce55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3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style-name="ce131"/>
          <table:table-cell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5"/>
          <table:table-cell table:number-columns-repeated="2" table:style-name="ce54"/>
          <table:table-cell table:number-columns-repeated="4" table:style-name="ce55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office:value-type="float" office:value="151" table:style-name="ce1">
            <text:p>151</text:p>
          </table:table-cell>
          <table:table-cell table:style-name="ce39"/>
          <table:table-cell table:number-columns-repeated="6" table:style-name="ce40"/>
          <table:table-cell table:style-name="ce44"/>
          <table:table-cell table:style-name="ce1"/>
          <table:table-cell table:style-name="ce52"/>
          <table:table-cell office:value-type="float" office:value="155" table:style-name="ce1">
            <text:p>155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4" table:style-name="ce55"/>
          <table:table-cell table:number-columns-repeated="2" table:style-name="ce54"/>
          <table:table-cell table:number-columns-repeated="2" table:style-name="ce55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27"/>
          <table:table-cell table:number-columns-repeated="2" table:style-name="ce55"/>
          <table:table-cell table:number-columns-repeated="4"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4" table:style-name="ce55"/>
          <table:table-cell table:number-columns-repeated="2"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office:value-type="float" office:value="-7" table:style-name="ce52">
            <text:p>-7</text:p>
          </table:table-cell>
          <table:table-cell table:number-columns-repeated="47" table:style-name="ce52"/>
          <table:table-cell table:number-columns-repeated="3" table:style-name="ce1"/>
          <table:table-cell table:number-columns-repeated="2" table:style-name="ce127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6">
            <text:p>“154”</text:p>
          </table:table-cell>
          <table:table-cell table:number-columns-repeated="2" table:style-name="ce40"/>
          <table:table-cell table:style-name="ce137"/>
          <table:table-cell table:number-columns-repeated="4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55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56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5" table:style-name="ce55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2" table:style-name="ce54"/>
          <table:table-cell table:number-columns-repeated="4" table:style-name="ce55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office:value-type="float" office:value="152" table:style-name="ce1">
            <text:p>152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office:value-type="float" office:value="156" table:style-name="ce1">
            <text:p>156</text:p>
          </table:table-cell>
          <table:table-cell table:style-name="ce137"/>
          <table:table-cell table:number-columns-repeated="6" table:style-name="ce40"/>
          <table:table-cell table:style-name="ce117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2" table:style-name="ce55"/>
          <table:table-cell table:number-columns-repeated="2" table:style-name="ce54"/>
          <table:table-cell table:number-columns-repeated="2" table:style-name="ce55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office:value-type="string" table:style-name="ce132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2" table:style-name="ce54"/>
          <table:table-cell table:number-columns-repeated="4" table:style-name="ce132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2" table:style-name="ce1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10"/>
          <table:table-cell table:number-columns-repeated="3" table:style-name="ce1"/>
          <table:table-cell office:value-type="string" table:style-name="ce132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 table:style-name="ce1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5">
            <text:p>“157”</text:p>
          </table:table-cell>
          <table:table-cell table:number-columns-repeated="4" table:style-name="ce40"/>
          <table:table-cell table:number-columns-repeated="2" table:style-name="ce129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4" table:style-name="ce132"/>
          <table:table-cell table:number-columns-repeated="2"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2" table:style-name="ce1"/>
          <table:table-cell table:style-name="ce54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3" table:style-name="ce54"/>
          <table:table-cell table:style-name="ce110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office:value-type="float" office:value="153" table:style-name="ce1">
            <text:p>153</text:p>
          </table:table-cell>
          <table:table-cell table:style-name="ce39"/>
          <table:table-cell table:style-name="ce128"/>
          <table:table-cell table:style-name="ce129"/>
          <table:table-cell table:number-columns-repeated="4" table:style-name="ce40"/>
          <table:table-cell table:style-name="ce44"/>
          <table:table-cell table:number-columns-repeated="2" table:style-name="ce1"/>
          <table:table-cell office:value-type="float" office:value="157" table:style-name="ce1">
            <text:p>157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4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2" table:style-name="ce1"/>
          <table:table-cell table:style-name="ce53"/>
          <table:table-cell table:style-name="ce131"/>
          <table:table-cell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style-name="ce4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number-columns-repeated="49" table:style-name="ce52"/>
          <table:table-cell table:number-columns-repeated="3" table:style-name="ce1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office:value-type="string" table:style-name="ce52">
            <text:p>“10.5”</text:p>
          </table:table-cell>
          <table:table-cell table:number-columns-repeated="47" table:style-name="ce52"/>
          <table:table-cell table:number-columns-repeated="3" table:style-name="ce1"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7">
            <text:p>“158”</text:p>
          </table:table-cell>
          <table:table-cell table:style-name="ce54"/>
          <table:table-cell table:number-columns-repeated="6" table:style-name="ce40"/>
          <table:table-cell office:value-type="string" table:style-name="ce135">
            <text:p>“159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60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8" table:style-name="ce119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19"/>
          <table:table-cell table:number-columns-repeated="16324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19"/>
          <table:table-cell table:style-name="ce1"/>
          <table:table-cell office:value-type="float" office:value="158" table:style-name="ce1">
            <text:p>158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10.5"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table:style-name="ce39"/>
          <table:table-cell table:number-columns-repeated="6" table:style-name="ce40"/>
          <table:table-cell table:style-name="ce44"/>
          <table:table-cell office:value-type="string" table:style-name="ce1">
            <text:p>“-10.5”</text:p>
          </table:table-cell>
          <table:table-cell table:number-columns-repeated="16302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23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8" table:style-name="ce40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2" table:style-name="ce66"/>
          <table:table-cell table:number-columns-repeated="4" table:style-name="ce143"/>
          <table:table-cell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7" table:style-name="ce54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61”</text:p>
          </table:table-cell>
          <table:table-cell table:style-name="ce54"/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style-name="ce1"/>
          <table:table-cell office:value-type="float" office:value="159" table:style-name="ce1">
            <text:p>159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63" table:style-name="ce1">
            <text:p>163</text:p>
          </table:table-cell>
          <table:table-cell table:number-columns-repeated="7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8" table:style-name="ce40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10.5</text:p>
          </table:table-cell>
          <table:table-cell table:number-columns-repeated="50" table:style-name="ce1"/>
          <table:table-cell table:number-columns-repeated="8" table:style-name="ce5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7">
            <text:p>“160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62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63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6" table:style-name="ce54"/>
          <table:table-cell table:number-columns-repeated="2" table:style-name="ce119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4" table:style-name="ce54"/>
          <table:table-cell table:number-columns-repeated="4" table:style-name="ce119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6" table:style-name="ce119"/>
          <table:table-cell table:style-name="ce1"/>
          <table:table-cell office:value-type="float" office:value="160" table:style-name="ce1">
            <text:p>160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office:value-type="float" office:value="164" table:style-name="ce1">
            <text:p>164</text:p>
          </table:table-cell>
          <table:table-cell table:style-name="ce39"/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23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27" table:style-name="ce1">
            <text:p>127</text:p>
          </table:table-cell>
          <table:table-cell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style-name="ce54"/>
          <table:table-cell table:number-columns-repeated="4" table:style-name="ce132"/>
          <table:table-cell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64”</text:p>
          </table:table-cell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110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2" table:style-name="ce1"/>
          <table:table-cell table:number-columns-repeated="2" table:style-name="ce66"/>
          <table:table-cell table:number-columns-repeated="4" table:style-name="ce143"/>
          <table:table-cell table:style-name="ce66"/>
          <table:table-cell table:style-name="ce125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office:value-type="float" office:value="161" table:style-name="ce1">
            <text:p>161</text:p>
          </table:table-cell>
          <table:table-cell table:style-name="ce39"/>
          <table:table-cell office:value-type="string" table:style-name="ce54">
            <text:p><text:s/></text:p>
          </table:table-cell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number-columns-repeated="1631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2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style-name="ce141"/>
          <table:table-cell table:number-columns-repeated="7" table:style-name="ce4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number-columns-repeated="51" table:style-name="ce1"/>
          <table:table-cell table:style-name="ce109"/>
          <table:table-cell table:number-columns-repeated="7"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office:value-type="string" table:style-name="ce1">
            <text:p>“14”</text:p>
          </table:table-cell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65”</text:p>
          </table:table-cell>
          <table:table-cell table:number-columns-repeated="7" table:style-name="ce40"/>
          <table:table-cell office:value-type="string" table:style-name="ce135">
            <text:p>“166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67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3" table:style-name="ce54"/>
          <table:table-cell table:number-columns-repeated="4" table:style-name="ce132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office:value-type="float" office:value="165" table:style-name="ce1">
            <text:p>165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“14”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“-14”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29" table:style-name="ce1">
            <text:p>129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68”</text:p>
          </table:table-cell>
          <table:table-cell table:style-name="ce54"/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7" table:style-name="ce54"/>
          <table:table-cell table:number-columns-repeated="3" table:style-name="ce1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109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style-name="ce1"/>
          <table:table-cell office:value-type="float" office:value="166" table:style-name="ce1">
            <text:p>166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70" table:style-name="ce1">
            <text:p>170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16303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2" table:style-name="ce1"/>
          <table:table-cell office:value-type="float" office:value="130" table:style-name="ce1">
            <text:p>130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office:value-type="string" table:style-name="ce1">
            <text:p>“-14”</text:p>
          </table:table-cell>
          <table:table-cell table:number-columns-repeated="50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69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70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1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1"/>
          <table:table-cell office:value-type="float" office:value="167" table:style-name="ce1">
            <text:p>167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office:value-type="float" office:value="171" table:style-name="ce1">
            <text:p>171</text:p>
          </table:table-cell>
          <table:table-cell table:number-columns-repeated="7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31" table:style-name="ce1">
            <text:p>131</text:p>
          </table:table-cell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72”</text:p>
          </table:table-cell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2" table:style-name="ce1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"/>
          <table:table-cell office:value-type="float" office:value="168" table:style-name="ce1">
            <text:p>168</text:p>
          </table:table-cell>
          <table:table-cell table:style-name="ce39"/>
          <table:table-cell office:value-type="string" table:style-name="ce54">
            <text:p><text:s/></text:p>
          </table:table-cell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number-columns-repeated="2" table:style-name="ce1"/>
          <table:table-cell office:value-type="float" office:value="172" table:style-name="ce1">
            <text:p>172</text:p>
          </table:table-cell>
          <table:table-cell table:style-name="ce39"/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3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number-columns-repeated="50" table:style-name="ce1"/>
          <table:table-cell office:value-type="float" office:value="132" table:style-name="ce1">
            <text:p>132</text:p>
          </table:table-cell>
          <table:table-cell table:style-name="ce39"/>
          <table:table-cell table:number-columns-repeated="7" table:style-name="ce4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17.5”</text:p>
          </table:table-cell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40">
            <text:p>“174”</text:p>
          </table:table-cell>
          <table:table-cell table:style-name="ce129"/>
          <table:table-cell table:number-columns-repeated="5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5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office:value-type="string" table:style-name="ce53">
            <text:p><text:s/></text:p>
          </table:table-cell>
          <table:table-cell table:number-columns-repeated="5" table:style-name="ce54"/>
          <table:table-cell table:number-columns-repeated="2"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number-columns-repeated="2" table:style-name="ce132"/>
          <table:table-cell table:style-name="ce1"/>
          <table:table-cell office:value-type="float" office:value="173" table:style-name="ce1">
            <text:p>173</text:p>
          </table:table-cell>
          <table:table-cell table:style-name="ce136"/>
          <table:table-cell table:number-columns-repeated="7" table:style-name="ce40"/>
          <table:table-cell office:value-type="string" table:style-name="ce1">
            <text:p>“17.5”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table:style-name="ce136"/>
          <table:table-cell table:number-columns-repeated="7" table:style-name="ce40"/>
          <table:table-cell office:value-type="string" table:style-name="ce1">
            <text:p>"-17.5"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5" table:style-name="ce66"/>
          <table:table-cell table:style-name="ce132"/>
          <table:table-cell table:style-name="ce143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2" table:style-name="ce1"/>
          <table:table-cell office:value-type="float" office:value="133" table:style-name="ce1">
            <text:p>133</text:p>
          </table:table-cell>
          <table:table-cell table:style-name="ce128"/>
          <table:table-cell table:style-name="ce129"/>
          <table:table-cell table:style-name="ce40"/>
          <table:table-cell table:number-columns-repeated="2" table:style-name="ce129"/>
          <table:table-cell table:number-columns-repeated="2" table:style-name="ce40"/>
          <table:table-cell table:style-name="ce44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76”</text:p>
          </table:table-cell>
          <table:table-cell table:number-columns-repeated="2" table:style-name="ce54"/>
          <table:table-cell table:number-columns-repeated="3" table:style-name="ce132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7" table:style-name="ce54"/>
          <table:table-cell table:number-columns-repeated="3" table:style-name="ce1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109"/>
          <table:table-cell table:number-columns-repeated="6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1"/>
          <table:table-cell office:value-type="float" office:value="174" table:style-name="ce1">
            <text:p>174</text:p>
          </table:table-cell>
          <table:table-cell table:style-name="ce140"/>
          <table:table-cell table:style-name="ce129"/>
          <table:table-cell table:number-columns-repeated="5" table:style-name="ce40"/>
          <table:table-cell table:style-name="ce44"/>
          <table:table-cell table:number-columns-repeated="2" table:style-name="ce1"/>
          <table:table-cell office:value-type="float" office:value="178" table:style-name="ce1">
            <text:p>178</text:p>
          </table:table-cell>
          <table:table-cell table:style-name="ce135"/>
          <table:table-cell table:number-columns-repeated="5" table:style-name="ce40"/>
          <table:table-cell table:style-name="ce129"/>
          <table:table-cell table:style-name="ce130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3" table:style-name="ce143"/>
          <table:table-cell table:style-name="ce66"/>
          <table:table-cell table:number-columns-repeated="2" table:style-name="ce143"/>
          <table:table-cell table:style-name="ce144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3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17.5”</text:p>
          </table:table-cell>
          <table:table-cell table:number-columns-repeated="49" table:style-name="ce1"/>
          <table:table-cell office:value-type="float" office:value="134" table:style-name="ce1">
            <text:p>134</text:p>
          </table:table-cell>
          <table:table-cell table:style-name="ce3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129"/>
          <table:table-cell table:style-name="ce130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7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78”</text:p>
          </table:table-cell>
          <table:table-cell table:number-columns-repeated="5" table:style-name="ce40"/>
          <table:table-cell table:style-name="ce129"/>
          <table:table-cell table:style-name="ce130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number-rows-repeated="2"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style-name="ce54"/>
          <table:table-cell table:number-columns-repeated="2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1"/>
          <table:table-cell office:value-type="float" office:value="175" table:style-name="ce1">
            <text:p>175</text:p>
          </table:table-cell>
          <table:table-cell table:style-name="ce137"/>
          <table:table-cell table:number-columns-repeated="6" table:style-name="ce40"/>
          <table:table-cell table:style-name="ce117"/>
          <table:table-cell table:number-columns-repeated="2" table:style-name="ce1"/>
          <table:table-cell office:value-type="float" office:value="179" table:style-name="ce1">
            <text:p>179</text:p>
          </table:table-cell>
          <table:table-cell table:style-name="ce137"/>
          <table:table-cell table:number-columns-repeated="6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42"/>
          <table:table-cell table:number-columns-repeated="2" table:style-name="ce143"/>
          <table:table-cell table:style-name="ce66"/>
          <table:table-cell table:number-columns-repeated="3" table:style-name="ce143"/>
          <table:table-cell table:style-name="ce76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80”</text:p>
          </table:table-cell>
          <table:table-cell table:style-name="ce40"/>
          <table:table-cell table:number-columns-repeated="3" table:style-name="ce129"/>
          <table:table-cell table:number-columns-repeated="2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35" table:style-name="ce1">
            <text:p>135</text:p>
          </table:table-cell>
          <table:table-cell table:style-name="ce141"/>
          <table:table-cell table:number-columns-repeated="6" table:style-name="ce40"/>
          <table:table-cell table:style-name="ce4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office:value-type="string" table:style-name="ce146">
            <text:p><text:s/></text:p>
          </table:table-cell>
          <table:table-cell table:style-name="ce132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style-name="ce132"/>
          <table:table-cell table:number-columns-repeated="5" table:style-name="ce54"/>
          <table:table-cell table:style-name="ce58"/>
          <table:table-cell table:style-name="ce1"/>
          <table:table-cell office:value-type="float" office:value="176" table:style-name="ce1">
            <text:p>176</text:p>
          </table:table-cell>
          <table:table-cell table:style-name="ce135"/>
          <table:table-cell table:number-columns-repeated="2" table:style-name="ce54"/>
          <table:table-cell table:number-columns-repeated="3" table:style-name="ce132"/>
          <table:table-cell table:style-name="ce40"/>
          <table:table-cell table:style-name="ce44"/>
          <table:table-cell table:number-columns-repeated="2" table:style-name="ce1"/>
          <table:table-cell office:value-type="float" office:value="180" table:style-name="ce1">
            <text:p>180</text:p>
          </table:table-cell>
          <table:table-cell table:style-name="ce135"/>
          <table:table-cell table:style-name="ce40"/>
          <table:table-cell table:number-columns-repeated="3" table:style-name="ce129"/>
          <table:table-cell table:number-columns-repeated="2" table:style-name="ce40"/>
          <table:table-cell table:style-name="ce44"/>
          <table:table-cell table:number-columns-repeated="16303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147"/>
          <table:table-cell table:style-name="ce143"/>
          <table:table-cell table:number-columns-repeated="4" table:style-name="ce66"/>
          <table:table-cell table:style-name="ce54"/>
          <table:table-cell table:style-name="ce76"/>
          <table:table-cell table:number-columns-repeated="2" table:style-name="ce1"/>
          <table:table-cell table:number-columns-repeated="2" table:style-name="ce53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number-columns-repeated="61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office:value-type="string" table:style-name="ce1">
            <text:p>“21”</text:p>
          </table:table-cell>
          <table:table-cell table:number-columns-repeated="49" table:style-name="ce1"/>
          <table:table-cell office:value-type="float" office:value="136" table:style-name="ce1">
            <text:p>136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181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33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132"/>
          <table:table-cell table:style-name="ce133"/>
          <table:table-cell table:style-name="ce1"/>
          <table:table-cell office:value-type="float" office:value="181" table:style-name="ce1">
            <text:p>181</text:p>
          </table:table-cell>
          <table:table-cell table:style-name="ce135"/>
          <table:table-cell table:number-columns-repeated="6" table:style-name="ce40"/>
          <table:table-cell table:style-name="ce44"/>
          <table:table-cell office:value-type="string" table:style-name="ce1">
            <text:p>"21"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table:style-name="ce135"/>
          <table:table-cell table:number-columns-repeated="6" table:style-name="ce40"/>
          <table:table-cell table:style-name="ce44"/>
          <table:table-cell office:value-type="string" table:style-name="ce1">
            <text:p>"-21"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42"/>
          <table:table-cell table:number-columns-repeated="6" table:style-name="ce143"/>
          <table:table-cell table:style-name="ce144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13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82”</text:p>
          </table:table-cell>
          <table:table-cell table:number-columns-repeated="2" table:style-name="ce54"/>
          <table:table-cell table:number-columns-repeated="3" table:style-name="ce132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37" table:style-name="ce1">
            <text:p>137</text:p>
          </table:table-cell>
          <table:table-cell table:number-columns-repeated="2" table:style-name="ce40"/>
          <table:table-cell table:number-columns-repeated="2" table:style-name="ce129"/>
          <table:table-cell table:number-columns-repeated="2" table:style-name="ce40"/>
          <table:table-cell table:number-columns-repeated="2" table:style-name="ce129"/>
          <table:table-cell table:number-columns-repeated="2" table:style-name="ce1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5"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32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3" table:style-name="ce54"/>
          <table:table-cell table:number-columns-repeated="3" table:style-name="ce132"/>
          <table:table-cell table:number-columns-repeated="2" table:style-name="ce54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3" table:style-name="ce132"/>
          <table:table-cell table:number-columns-repeated="2"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4"/>
          <table:table-cell table:style-name="ce132"/>
          <table:table-cell table:number-columns-repeated="3" table:style-name="ce54"/>
          <table:table-cell table:number-columns-repeated="3" table:style-name="ce132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2"/>
          <table:table-cell table:number-columns-repeated="5" table:style-name="ce54"/>
          <table:table-cell table:number-columns-repeated="2"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8" table:style-name="ce132"/>
          <table:table-cell table:style-name="ce1"/>
          <table:table-cell office:value-type="float" office:value="182" table:style-name="ce1">
            <text:p>182</text:p>
          </table:table-cell>
          <table:table-cell table:style-name="ce135"/>
          <table:table-cell table:number-columns-repeated="2" table:style-name="ce54"/>
          <table:table-cell table:number-columns-repeated="3" table:style-name="ce132"/>
          <table:table-cell table:style-name="ce40"/>
          <table:table-cell table:style-name="ce44"/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style-name="ce135"/>
          <table:table-cell table:style-name="ce40"/>
          <table:table-cell table:number-columns-repeated="3" table:style-name="ce129"/>
          <table:table-cell table:number-columns-repeated="2" table:style-name="ce40"/>
          <table:table-cell table:style-name="ce44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8" table:style-name="ce143"/>
          <table:table-cell table:number-columns-repeated="2" table:style-name="ce1"/>
          <table:table-cell table:number-columns-repeated="2" table:style-name="ce53"/>
          <table:table-cell table:number-columns-repeated="5" table:style-name="ce132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21”</text:p>
          </table:table-cell>
          <table:table-cell table:number-columns-repeated="60" table:style-name="ce1"/>
          <table:table-cell table:number-columns-repeated="2" table:style-name="ce53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83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2" table:style-name="ce1"/>
          <table:table-cell office:value-type="float" office:value="138" table:style-name="ce1">
            <text:p>138</text:p>
          </table:table-cell>
          <table:table-cell table:style-name="ce128"/>
          <table:table-cell table:number-columns-repeated="6" table:style-name="ce40"/>
          <table:table-cell table:style-name="ce44"/>
          <table:table-cell table:number-columns-repeated="2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2"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2" table:style-name="ce1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6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42"/>
          <table:table-cell table:number-columns-repeated="6" table:style-name="ce143"/>
          <table:table-cell table:style-name="ce144"/>
          <table:table-cell table:number-columns-repeated="1632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84”</text:p>
          </table:table-cell>
          <table:table-cell table:style-name="ce40"/>
          <table:table-cell table:number-columns-repeated="3" table:style-name="ce129"/>
          <table:table-cell table:number-columns-repeated="2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39" table:style-name="ce1">
            <text:p>139</text:p>
          </table:table-cell>
          <table:table-cell table:number-columns-repeated="7" table:style-name="ce40"/>
          <table:table-cell table:style-name="ce129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5" table:style-name="ce54"/>
          <table:table-cell table:number-columns-repeated="3"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6"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6" table:style-name="ce132"/>
          <table:table-cell table:number-columns-repeated="2" table:style-name="ce54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4" table:style-name="ce132"/>
          <table:table-cell table:number-columns-repeated="3" table:style-name="ce54"/>
          <table:table-cell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5" table:style-name="ce54"/>
          <table:table-cell table:number-columns-repeated="3" table:style-name="ce132"/>
          <table:table-cell table:number-columns-repeated="1632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8" table:style-name="ce132"/>
          <table:table-cell table:number-columns-repeated="16324" table:style-name="ce1"/>
        </table:table-row>
        <table:table-row table:style-name="ro2">
          <table:table-cell/>
          <table:table-cell table:number-columns-repeated="51" table:style-name="ce1"/>
          <table:table-cell table:number-columns-repeated="8" table:style-name="ce143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24.5”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185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2" table:style-name="ce1"/>
          <table:table-cell office:value-type="float" office:value="140" table:style-name="ce1">
            <text:p>140</text:p>
          </table:table-cell>
          <table:table-cell table:style-name="ce128"/>
          <table:table-cell table:style-name="ce12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44"/>
          <table:table-cell table:style-name="ce1"/>
          <table:table-cell office:value-type="float" office:value="185" table:style-name="ce1">
            <text:p>185</text:p>
          </table:table-cell>
          <table:table-cell table:style-name="ce135"/>
          <table:table-cell table:number-columns-repeated="6" table:style-name="ce40"/>
          <table:table-cell table:style-name="ce44"/>
          <table:table-cell office:value-type="string" table:style-name="ce1">
            <text:p>“24.5”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table:style-name="ce135"/>
          <table:table-cell table:number-columns-repeated="6" table:style-name="ce40"/>
          <table:table-cell table:style-name="ce44"/>
          <table:table-cell office:value-type="string" table:style-name="ce1">
            <text:p>“-24.5”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style-name="ce54"/>
          <table:table-cell table:style-name="ce132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132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133"/>
          <table:table-cell table:number-columns-repeated="2" table:style-name="ce1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6" table:style-name="ce132"/>
          <table:table-cell table:style-name="ce133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3" table:style-name="ce1"/>
          <table:table-cell table:style-name="ce142"/>
          <table:table-cell table:number-columns-repeated="6" table:style-name="ce143"/>
          <table:table-cell table:style-name="ce14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86”</text:p>
          </table:table-cell>
          <table:table-cell table:number-columns-repeated="5"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2" table:style-name="ce54"/>
          <table:table-cell table:number-columns-repeated="3"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41" table:style-name="ce1">
            <text:p>141</text:p>
          </table:table-cell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"/>
          <table:table-cell office:value-type="float" office:value="186" table:style-name="ce1">
            <text:p>186</text:p>
          </table:table-cell>
          <table:table-cell table:style-name="ce135"/>
          <table:table-cell table:number-columns-repeated="5" table:style-name="ce54"/>
          <table:table-cell table:style-name="ce40"/>
          <table:table-cell table:style-name="ce44"/>
          <table:table-cell table:number-columns-repeated="2" table:style-name="ce1"/>
          <table:table-cell office:value-type="float" office:value="188" table:style-name="ce1">
            <text:p>188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style-name="ce54"/>
          <table:table-cell table:number-columns-repeated="4"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2" table:style-name="ce1"/>
          <table:table-cell table:number-columns-repeated="2" table:style-name="ce53"/>
          <table:table-cell table:number-columns-repeated="2" table:style-name="ce54"/>
          <table:table-cell table:number-columns-repeated="3" table:style-name="ce132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2" table:style-name="ce1"/>
          <table:table-cell table:number-columns-repeated="2" table:style-name="ce53"/>
          <table:table-cell table:style-name="ce54"/>
          <table:table-cell table:number-columns-repeated="4" table:style-name="ce132"/>
          <table:table-cell table:style-name="ce133"/>
          <table:table-cell table:number-columns-repeated="3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2" table:style-name="ce1"/>
          <table:table-cell table:number-columns-repeated="2" table:style-name="ce53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7" table:style-name="ce132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24.5”</text:p>
          </table:table-cell>
          <table:table-cell table:number-columns-repeated="50" table:style-name="ce1"/>
          <table:table-cell table:number-columns-repeated="7" table:style-name="ce143"/>
          <table:table-cell table:style-name="ce144"/>
          <table:table-cell table:number-columns-repeated="2" table:style-name="ce1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87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16335" table:style-name="ce1"/>
        </table:table-row>
        <table:table-row table:number-rows-repeated="2"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88”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6335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28”</text:p>
          </table:table-cell>
          <table:table-cell table:number-columns-repeated="9" table:style-name="ce1"/>
          <table:table-cell table:style-name="ce52"/>
          <table:table-cell table:number-columns-repeated="39" table:style-name="ce1"/>
          <table:table-cell office:value-type="float" office:value="189" table:style-name="ce1">
            <text:p>189</text:p>
          </table:table-cell>
          <table:table-cell table:style-name="ce135"/>
          <table:table-cell table:number-columns-repeated="3" table:style-name="ce40"/>
          <table:table-cell table:style-name="ce129"/>
          <table:table-cell table:number-columns-repeated="2" table:style-name="ce40"/>
          <table:table-cell table:style-name="ce44"/>
          <table:table-cell office:value-type="string" table:style-name="ce1">
            <text:p>“28”</text:p>
          </table:table-cell>
          <table:table-cell table:number-columns-repeated="1632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189”</text:p>
          </table:table-cell>
          <table:table-cell table:number-columns-repeated="3" table:style-name="ce40"/>
          <table:table-cell table:style-name="ce129"/>
          <table:table-cell table:number-columns-repeated="2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16335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90”</text:p>
          </table:table-cell>
          <table:table-cell table:number-columns-repeated="5"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90" table:style-name="ce1">
            <text:p>190</text:p>
          </table:table-cell>
          <table:table-cell table:style-name="ce135"/>
          <table:table-cell table:number-columns-repeated="5" table:style-name="ce54"/>
          <table:table-cell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2" table:style-name="ce54"/>
          <table:table-cell table:number-columns-repeated="3"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2" table:style-name="ce54"/>
          <table:table-cell table:number-columns-repeated="3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style-name="ce54"/>
          <table:table-cell table:number-columns-repeated="4"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style-name="ce54"/>
          <table:table-cell table:number-columns-repeated="4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-28”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91”</text:p>
          </table:table-cell>
          <table:table-cell table:number-columns-repeated="2" table:style-name="ce40"/>
          <table:table-cell table:style-name="ce129"/>
          <table:table-cell table:number-columns-repeated="3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2" table:style-name="ce1"/>
          <table:table-cell office:value-type="float" office:value="191" table:style-name="ce1">
            <text:p>191</text:p>
          </table:table-cell>
          <table:table-cell table:style-name="ce135"/>
          <table:table-cell table:number-columns-repeated="2" table:style-name="ce40"/>
          <table:table-cell table:style-name="ce129"/>
          <table:table-cell table:number-columns-repeated="3" table:style-name="ce40"/>
          <table:table-cell table:style-name="ce44"/>
          <table:table-cell office:value-type="string" table:style-name="ce1">
            <text:p>“-28”</text:p>
          </table:table-cell>
          <table:table-cell table:number-columns-repeated="1632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92”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number-columns-repeated="51" table:style-name="ce1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31.5”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193”</text:p>
          </table:table-cell>
          <table:table-cell table:number-columns-repeated="3" table:style-name="ce40"/>
          <table:table-cell table:number-columns-repeated="2" table:style-name="ce129"/>
          <table:table-cell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2" table:style-name="ce1"/>
          <table:table-cell office:value-type="float" office:value="193" table:style-name="ce1">
            <text:p>193</text:p>
          </table:table-cell>
          <table:table-cell table:style-name="ce135"/>
          <table:table-cell table:number-columns-repeated="3" table:style-name="ce40"/>
          <table:table-cell table:number-columns-repeated="2" table:style-name="ce129"/>
          <table:table-cell table:style-name="ce40"/>
          <table:table-cell table:style-name="ce44"/>
          <table:table-cell office:value-type="string" table:style-name="ce1">
            <text:p>“31.5”</text:p>
          </table:table-cell>
          <table:table-cell table:number-columns-repeated="1632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table:number-columns-repeated="16324" table:style-name="ce1"/>
        </table:table-row>
        <table:table-row table:number-rows-repeated="2"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94”</text:p>
          </table:table-cell>
          <table:table-cell table:number-columns-repeated="5"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94" table:style-name="ce1">
            <text:p>194</text:p>
          </table:table-cell>
          <table:table-cell table:style-name="ce135"/>
          <table:table-cell table:number-columns-repeated="5" table:style-name="ce54"/>
          <table:table-cell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3" table:style-name="ce54"/>
          <table:table-cell table:style-name="ce132"/>
          <table:table-cell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style-name="ce54"/>
          <table:table-cell table:number-columns-repeated="4"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3" table:style-name="ce54"/>
          <table:table-cell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style-name="ce54"/>
          <table:table-cell table:number-columns-repeated="4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-31.5”</text:p>
          </table:table-cell>
          <table:table-cell table:number-columns-repeated="50" table:style-name="ce1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number-columns-repeated="1632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95”</text:p>
          </table:table-cell>
          <table:table-cell table:style-name="ce40"/>
          <table:table-cell table:number-columns-repeated="2" table:style-name="ce129"/>
          <table:table-cell table:number-columns-repeated="3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35"/>
          <table:table-cell table:style-name="ce40"/>
          <table:table-cell table:number-columns-repeated="2" table:style-name="ce129"/>
          <table:table-cell table:number-columns-repeated="3" table:style-name="ce40"/>
          <table:table-cell table:style-name="ce44"/>
          <table:table-cell office:value-type="string" table:style-name="ce1">
            <text:p>“-31.5”</text:p>
          </table:table-cell>
          <table:table-cell table:number-columns-repeated="1632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96”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54"/>
          <table:table-cell table:style-name="ce132"/>
          <table:table-cell table:number-columns-repeated="4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96" table:style-name="ce1">
            <text:p>196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132"/>
          <table:table-cell table:number-columns-repeated="4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number-columns-repeated="51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35”</text:p>
          </table:table-cell>
          <table:table-cell table:number-columns-repeated="50" table:style-name="ce1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number-columns-repeated="1632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197”</text:p>
          </table:table-cell>
          <table:table-cell table:number-columns-repeated="3" table:style-name="ce40"/>
          <table:table-cell table:number-columns-repeated="2" table:style-name="ce129"/>
          <table:table-cell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35"/>
          <table:table-cell table:number-columns-repeated="3" table:style-name="ce40"/>
          <table:table-cell table:number-columns-repeated="2" table:style-name="ce129"/>
          <table:table-cell table:style-name="ce40"/>
          <table:table-cell table:style-name="ce44"/>
          <table:table-cell office:value-type="string" table:style-name="ce1">
            <text:p>“35”</text:p>
          </table:table-cell>
          <table:table-cell table:number-columns-repeated="1632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1"/>
          <table:table-cell office:value-type="float" office:value="199" table:style-name="ce1">
            <text:p>199</text:p>
          </table:table-cell>
          <table:table-cell table:style-name="ce135"/>
          <table:table-cell table:style-name="ce40"/>
          <table:table-cell table:number-columns-repeated="2" table:style-name="ce129"/>
          <table:table-cell table:number-columns-repeated="3" table:style-name="ce40"/>
          <table:table-cell table:style-name="ce44"/>
          <table:table-cell office:value-type="string" table:style-name="ce1">
            <text:p>“-35”</text:p>
          </table:table-cell>
          <table:table-cell table:number-columns-repeated="1631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58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3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98”</text:p>
          </table:table-cell>
          <table:table-cell table:number-columns-repeated="5"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98" table:style-name="ce1">
            <text:p>198</text:p>
          </table:table-cell>
          <table:table-cell table:style-name="ce135"/>
          <table:table-cell table:number-columns-repeated="5" table:style-name="ce54"/>
          <table:table-cell table:style-name="ce40"/>
          <table:table-cell table:style-name="ce44"/>
          <table:table-cell table:number-columns-repeated="2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54"/>
          <table:table-cell table:number-columns-repeated="3"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"/>
          <table:table-cell office:value-type="float" office:value="200" table:style-name="ce1">
            <text:p>200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1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2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office:value-type="string" table:style-name="ce1">
            <text:p>“-35”</text:p>
          </table:table-cell>
          <table:table-cell table:number-columns-repeated="50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number-columns-repeated="2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99”</text:p>
          </table:table-cell>
          <table:table-cell table:style-name="ce40"/>
          <table:table-cell table:number-columns-repeated="2" table:style-name="ce129"/>
          <table:table-cell table:number-columns-repeated="3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number-columns-repeated="2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200”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6335" table:style-name="ce1"/>
        </table:table-row>
        <table:table-row table:style-name="ro2">
          <table:table-cell/>
          <table:table-cell table:number-columns-repeated="50" table:style-name="ce1"/>
          <table:table-cell office:value-type="float" office:value="201" table:style-name="ce1">
            <text:p>201</text:p>
          </table:table-cell>
          <table:table-cell table:style-name="ce135"/>
          <table:table-cell table:number-columns-repeated="5" table:style-name="ce40"/>
          <table:table-cell table:style-name="ce129"/>
          <table:table-cell table:style-name="ce130"/>
          <table:table-cell office:value-type="string" table:style-name="ce1">
            <text:p>“38.5”</text:p>
          </table:table-cell>
          <table:table-cell table:number-columns-repeated="16323" table:style-name="ce1"/>
        </table:table-row>
        <table:table-row table:style-name="ro2">
          <table:table-cell/>
          <table:table-cell office:value-type="string" table:style-name="ce1">
            <text:p>“38.5”</text:p>
          </table:table-cell>
          <table:table-cell table:number-columns-repeated="50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201”</text:p>
          </table:table-cell>
          <table:table-cell table:number-columns-repeated="5" table:style-name="ce40"/>
          <table:table-cell table:style-name="ce129"/>
          <table:table-cell table:style-name="ce130"/>
          <table:table-cell office:value-type="string" table:style-name="ce135">
            <text:p>“202”</text:p>
          </table:table-cell>
          <table:table-cell table:number-columns-repeated="6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1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1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1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53"/>
          <table:table-cell table:number-columns-repeated="6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2" table:style-name="ce1"/>
          <table:table-cell office:value-type="float" office:value="202" table:style-name="ce1">
            <text:p>202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203”</text:p>
          </table:table-cell>
          <table:table-cell table:number-columns-repeated="5"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204" table:style-name="ce1">
            <text:p>204</text:p>
          </table:table-cell>
          <table:table-cell table:style-name="ce135"/>
          <table:table-cell table:number-columns-repeated="6" table:style-name="ce40"/>
          <table:table-cell table:style-name="ce44"/>
          <table:table-cell office:value-type="string" table:style-name="ce1">
            <text:p>“-38.5”</text:p>
          </table:table-cell>
          <table:table-cell table:number-columns-repeated="1631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50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6" table:style-name="ce66"/>
          <table:table-cell table:style-name="ce76"/>
          <table:table-cell table:number-columns-repeated="2" table:style-name="ce1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office:value-type="string" table:style-name="ce1">
            <text:p>“-38.5”</text:p>
          </table:table-cell>
          <table:table-cell table:number-columns-repeated="49" table:style-name="ce1"/>
          <table:table-cell office:value-type="float" office:value="203" table:style-name="ce1">
            <text:p>203</text:p>
          </table:table-cell>
          <table:table-cell table:style-name="ce135"/>
          <table:table-cell table:number-columns-repeated="5" table:style-name="ce54"/>
          <table:table-cell table:style-name="ce40"/>
          <table:table-cell table:style-name="ce44"/>
          <table:table-cell table:number-columns-repeated="2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string" table:style-name="ce135">
            <text:p>“204”</text:p>
          </table:table-cell>
          <table:table-cell table:number-columns-repeated="6" table:style-name="ce40"/>
          <table:table-cell table:style-name="ce44"/>
          <table:table-cell office:value-type="string" table:style-name="ce140">
            <text:p>“205”</text:p>
          </table:table-cell>
          <table:table-cell table:style-name="ce129"/>
          <table:table-cell table:number-columns-repeated="5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50"/>
          <table:table-cell table:style-name="ce1"/>
          <table:table-cell office:value-type="float" office:value="205" table:style-name="ce1">
            <text:p>205</text:p>
          </table:table-cell>
          <table:table-cell table:style-name="ce140"/>
          <table:table-cell table:style-name="ce129"/>
          <table:table-cell table:number-columns-repeated="5" table:style-name="ce40"/>
          <table:table-cell table:style-name="ce44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132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75"/>
          <table:table-cell table:style-name="ce66"/>
          <table:table-cell table:number-columns-repeated="3" table:style-name="ce143"/>
          <table:table-cell table:style-name="ce66"/>
          <table:table-cell table:style-name="ce143"/>
          <table:table-cell table:style-name="ce14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206”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3" table:style-name="ce1"/>
          <table:table-cell table:style-name="ce53"/>
          <table:table-cell table:number-columns-repeated="6" table:style-name="ce132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2" table:style-name="ce1"/>
          <table:table-cell office:value-type="float" office:value="206" table:style-name="ce1">
            <text:p>206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1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07" table:style-name="ce1">
            <text:p>207</text:p>
          </table:table-cell>
          <table:table-cell table:style-name="ce135"/>
          <table:table-cell table:number-columns-repeated="6" table:style-name="ce40"/>
          <table:table-cell table:style-name="ce130"/>
          <table:table-cell office:value-type="string" table:style-name="ce1">
            <text:p>“42”</text:p>
          </table:table-cell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office:value-type="string" table:style-name="ce1">
            <text:p>“42”</text:p>
          </table:table-cell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207”</text:p>
          </table:table-cell>
          <table:table-cell table:number-columns-repeated="6" table:style-name="ce40"/>
          <table:table-cell table:style-name="ce130"/>
          <table:table-cell office:value-type="string" table:style-name="ce140">
            <text:p>“208”</text:p>
          </table:table-cell>
          <table:table-cell table:number-columns-repeated="6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table:number-columns-repeated="2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142"/>
          <table:table-cell table:style-name="ce143"/>
          <table:table-cell table:style-name="ce66"/>
          <table:table-cell table:number-columns-repeated="3" table:style-name="ce143"/>
          <table:table-cell table:style-name="ce66"/>
          <table:table-cell table:style-name="ce76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131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08" table:style-name="ce1">
            <text:p>208</text:p>
          </table:table-cell>
          <table:table-cell table:style-name="ce140"/>
          <table:table-cell table:number-columns-repeated="6"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1"/>
          <table:table-cell office:value-type="float" office:value="210" table:style-name="ce1">
            <text:p>210</text:p>
          </table:table-cell>
          <table:table-cell table:style-name="ce135"/>
          <table:table-cell table:number-columns-repeated="6" table:style-name="ce40"/>
          <table:table-cell table:style-name="ce130"/>
          <table:table-cell office:value-type="string" table:style-name="ce1">
            <text:p>"-42"</text:p>
          </table:table-cell>
          <table:table-cell table:number-columns-repeated="1631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209”</text:p>
          </table:table-cell>
          <table:table-cell table:number-columns-repeated="5"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3" table:style-name="ce54"/>
          <table:table-cell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6" table:style-name="ce66"/>
          <table:table-cell table:style-name="ce76"/>
          <table:table-cell table:number-columns-repeated="2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54"/>
          <table:table-cell table:style-name="ce150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09" table:style-name="ce1">
            <text:p>209</text:p>
          </table:table-cell>
          <table:table-cell table:style-name="ce135"/>
          <table:table-cell table:number-columns-repeated="5" table:style-name="ce54"/>
          <table:table-cell table:style-name="ce40"/>
          <table:table-cell table:style-name="ce44"/>
          <table:table-cell table:number-columns-repeated="2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style-name="ce66"/>
          <table:table-cell table:number-columns-repeated="5"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"/>
          <table:table-cell office:value-type="float" office:value="211" table:style-name="ce1">
            <text:p>211</text:p>
          </table:table-cell>
          <table:table-cell table:style-name="ce140"/>
          <table:table-cell table:number-columns-repeated="6" table:style-name="ce40"/>
          <table:table-cell table:style-name="ce44"/>
          <table:table-cell table:number-columns-repeated="16314"/>
        </table:table-row>
        <table:table-row table:style-name="ro2">
          <table:table-cell/>
          <table:table-cell office:value-type="string" table:style-name="ce1">
            <text:p>“-42”</text:p>
          </table:table-cell>
          <table:table-cell table:number-columns-repeated="50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string" table:style-name="ce135">
            <text:p>“210”</text:p>
          </table:table-cell>
          <table:table-cell table:number-columns-repeated="6" table:style-name="ce40"/>
          <table:table-cell table:style-name="ce130"/>
          <table:table-cell office:value-type="string" table:style-name="ce140">
            <text:p>“211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50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1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1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3" table:style-name="ce54"/>
          <table:table-cell table:style-name="ce132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75"/>
          <table:table-cell table:style-name="ce66"/>
          <table:table-cell table:number-columns-repeated="5" table:style-name="ce143"/>
          <table:table-cell table:style-name="ce144"/>
          <table:table-cell table:number-columns-repeated="2" table:style-name="ce1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133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2" table:style-name="ce1"/>
          <table:table-cell office:value-type="float" office:value="212" table:style-name="ce1">
            <text:p>212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212”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13" table:style-name="ce1">
            <text:p>213</text:p>
          </table:table-cell>
          <table:table-cell table:style-name="ce135"/>
          <table:table-cell table:number-columns-repeated="6" table:style-name="ce40"/>
          <table:table-cell table:style-name="ce44"/>
          <table:table-cell office:value-type="string" table:style-name="ce1">
            <text:p>"45.5"</text:p>
          </table:table-cell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"/>
          <table:table-cell table:style-name="ce142"/>
          <table:table-cell table:number-columns-repeated="5" table:style-name="ce143"/>
          <table:table-cell table:style-name="ce66"/>
          <table:table-cell table:style-name="ce76"/>
          <table:table-cell table:number-columns-repeated="1631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number-columns-repeated="5" table:style-name="ce143"/>
          <table:table-cell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1">
            <text:p>“45.5”</text:p>
          </table:table-cell>
          <table:table-cell table:number-columns-repeated="50" table:style-name="ce1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35">
            <text:p>“213”</text:p>
          </table:table-cell>
          <table:table-cell table:number-columns-repeated="6" table:style-name="ce40"/>
          <table:table-cell table:style-name="ce44"/>
          <table:table-cell office:value-type="string" table:style-name="ce140">
            <text:p>“214”</text:p>
          </table:table-cell>
          <table:table-cell table:style-name="ce129"/>
          <table:table-cell table:number-columns-repeated="5" table:style-name="ce40"/>
          <table:table-cell table:style-name="ce44"/>
          <table:table-cell office:value-type="float" office:value="0" table:style-name="ce137">
            <text:p>0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14" table:style-name="ce1">
            <text:p>214</text:p>
          </table:table-cell>
          <table:table-cell table:style-name="ce140"/>
          <table:table-cell table:style-name="ce129"/>
          <table:table-cell table:number-columns-repeated="5" table:style-name="ce40"/>
          <table:table-cell table:style-name="ce44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style-name="ce131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53"/>
          <table:table-cell table:style-name="ce54"/>
          <table:table-cell table:number-columns-repeated="5" table:style-name="ce132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1"/>
          <table:table-cell office:value-type="float" office:value="216" table:style-name="ce1">
            <text:p>216</text:p>
          </table:table-cell>
          <table:table-cell table:style-name="ce135"/>
          <table:table-cell table:number-columns-repeated="5" table:style-name="ce40"/>
          <table:table-cell table:style-name="ce129"/>
          <table:table-cell table:style-name="ce130"/>
          <table:table-cell office:value-type="string" table:style-name="ce1">
            <text:p>"-45.5"</text:p>
          </table:table-cell>
          <table:table-cell table:number-columns-repeated="1631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4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number-columns-repeated="2" table:style-name="ce149"/>
          <table:table-cell table:number-columns-repeated="5" table:style-name="ce66"/>
          <table:table-cell table:style-name="ce76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215”</text:p>
          </table:table-cell>
          <table:table-cell table:number-columns-repeated="5"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3" table:style-name="ce54"/>
          <table:table-cell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6" table:style-name="ce66"/>
          <table:table-cell table:style-name="ce76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15" table:style-name="ce1">
            <text:p>215</text:p>
          </table:table-cell>
          <table:table-cell table:style-name="ce135"/>
          <table:table-cell table:number-columns-repeated="5" table:style-name="ce54"/>
          <table:table-cell table:style-name="ce40"/>
          <table:table-cell table:style-name="ce44"/>
          <table:table-cell table:number-columns-repeated="2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54"/>
          <table:table-cell table:style-name="ce150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6" table:style-name="ce54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3"/>
          <table:table-cell table:number-columns-repeated="5" table:style-name="ce54"/>
          <table:table-cell table:style-name="ce58"/>
          <table:table-cell table:style-name="ce1"/>
          <table:table-cell office:value-type="float" office:value="217" table:style-name="ce1">
            <text:p>217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14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4"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50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office:value-type="string" table:style-name="ce1">
            <text:p>“-45.5”</text:p>
          </table:table-cell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float" office:value="0" table:style-name="ce136">
            <text:p>0</text:p>
          </table:table-cell>
          <table:table-cell table:number-columns-repeated="7" table:style-name="ce40"/>
          <table:table-cell office:value-type="string" table:style-name="ce135">
            <text:p>“216”</text:p>
          </table:table-cell>
          <table:table-cell table:number-columns-repeated="5" table:style-name="ce40"/>
          <table:table-cell table:style-name="ce129"/>
          <table:table-cell table:style-name="ce130"/>
          <table:table-cell office:value-type="string" table:style-name="ce135">
            <text:p>“217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2" table:style-name="ce66"/>
          <table:table-cell table:number-columns-repeated="4" table:style-name="ce143"/>
          <table:table-cell table:style-name="ce144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3" table:style-name="ce54"/>
          <table:table-cell table:style-name="ce132"/>
          <table:table-cell table:style-name="ce133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133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132"/>
          <table:table-cell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2" table:style-name="ce1"/>
          <table:table-cell office:value-type="float" office:value="218" table:style-name="ce1">
            <text:p>218</text:p>
          </table:table-cell>
          <table:table-cell table:style-name="ce135"/>
          <table:table-cell table:number-columns-repeated="6" table:style-name="ce40"/>
          <table:table-cell table:style-name="ce44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218”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14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142"/>
          <table:table-cell table:number-columns-repeated="4" table:style-name="ce143"/>
          <table:table-cell table:number-columns-repeated="2" table:style-name="ce66"/>
          <table:table-cell table:style-name="ce76"/>
          <table:table-cell table:number-columns-repeated="16314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6335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number-columns-repeated="4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6335" table:style-name="ce1"/>
        </table:table-row>
        <table:table-row table:style-name="ro2">
          <table:table-cell table:number-columns-repeated="16384"/>
        </table:table-row>
        <table:table-row table:number-rows-repeated="5" table:style-name="ro2">
          <table:table-cell/>
          <table:table-cell table:number-columns-repeated="2" table:style-name="ce52"/>
          <table:table-cell table:number-columns-repeated="16381" table:style-name="ce1"/>
        </table:table-row>
        <table:table-row table:number-rows-repeated="31" table:style-name="ro2">
          <table:table-cell/>
          <table:table-cell table:number-columns-repeated="2" table:style-name="ce52"/>
          <table:table-cell table:number-columns-repeated="16381"/>
        </table:table-row>
        <table:table-row table:number-rows-repeated="17" table:style-name="ro2">
          <table:table-cell table:number-columns-repeated="16384"/>
        </table:table-row>
        <table:table-row table:style-name="ro2">
          <table:table-cell table:number-columns-repeated="60"/>
          <table:table-cell office:value-type="string" table:style-name="ce1">
            <text:p>“17.5”</text:p>
          </table:table-cell>
          <table:table-cell table:number-columns-repeated="16323"/>
        </table:table-row>
        <table:table-row table:number-rows-repeated="10478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1-05-16T14:48:23Z</meta:creation-date>
    <dc:date>2021-06-03T16:24:24Z</dc:date>
    <meta:editing-cycles>120</meta:editing-cycles>
    <meta:editing-duration>PT28012S</meta:editing-duration>
  </office:meta>
</office:document-meta>
</file>